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9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6" style:family="paragraph" style:parent-style-name="Preformatted_20_Text">
      <style:text-properties fo:color="#000000" officeooo:paragraph-rsid="00808b62"/>
    </style:style>
    <style:style style:name="P47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48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49" style:family="paragraph" style:parent-style-name="Preformatted_20_Text">
      <style:text-properties fo:color="#000000" officeooo:paragraph-rsid="00bdb4ae"/>
    </style:style>
    <style:style style:name="P50" style:family="paragraph" style:parent-style-name="Preformatted_20_Text">
      <style:text-properties fo:color="#000000" officeooo:paragraph-rsid="00c10f9c"/>
    </style:style>
    <style:style style:name="P51" style:family="paragraph" style:parent-style-name="Preformatted_20_Text">
      <style:text-properties fo:color="#000000" officeooo:rsid="00c82889" officeooo:paragraph-rsid="00c82889"/>
    </style:style>
    <style:style style:name="P52" style:family="paragraph" style:parent-style-name="Preformatted_20_Text">
      <style:text-properties officeooo:rsid="0016930e" officeooo:paragraph-rsid="0016930e"/>
    </style:style>
    <style:style style:name="P53" style:family="paragraph" style:parent-style-name="Preformatted_20_Text">
      <style:text-properties officeooo:rsid="0019a2a3" officeooo:paragraph-rsid="0019a2a3"/>
    </style:style>
    <style:style style:name="P54" style:family="paragraph" style:parent-style-name="Preformatted_20_Text">
      <style:text-properties fo:color="#0000cd" fo:font-weight="bold" style:font-weight-asian="bold" style:font-weight-complex="bold"/>
    </style:style>
    <style:style style:name="P55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6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7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2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4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5" style:family="paragraph" style:parent-style-name="Preformatted_20_Text">
      <style:text-properties officeooo:paragraph-rsid="001fc096"/>
    </style:style>
    <style:style style:name="P66" style:family="paragraph" style:parent-style-name="Preformatted_20_Text">
      <style:text-properties officeooo:paragraph-rsid="0019a2a3"/>
    </style:style>
    <style:style style:name="P67" style:family="paragraph" style:parent-style-name="Preformatted_20_Text">
      <style:text-properties officeooo:paragraph-rsid="002542ea"/>
    </style:style>
    <style:style style:name="P68" style:family="paragraph" style:parent-style-name="Preformatted_20_Text">
      <style:text-properties fo:color="#00a933"/>
    </style:style>
    <style:style style:name="P69" style:family="paragraph" style:parent-style-name="Preformatted_20_Text">
      <style:text-properties fo:color="#00a933" officeooo:rsid="00294be8" officeooo:paragraph-rsid="002a83d0"/>
    </style:style>
    <style:style style:name="P70" style:family="paragraph" style:parent-style-name="Preformatted_20_Text">
      <style:text-properties fo:color="#00a933" officeooo:paragraph-rsid="002b2479"/>
    </style:style>
    <style:style style:name="P71" style:family="paragraph" style:parent-style-name="Preformatted_20_Text">
      <style:text-properties fo:color="#00a933" officeooo:paragraph-rsid="002cc2c2"/>
    </style:style>
    <style:style style:name="P72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2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4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5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86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87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88" style:family="paragraph" style:parent-style-name="Preformatted_20_Text">
      <style:text-properties fo:color="#00a933" officeooo:rsid="005a845e" officeooo:paragraph-rsid="005a845e"/>
    </style:style>
    <style:style style:name="P89" style:family="paragraph" style:parent-style-name="Preformatted_20_Text">
      <style:text-properties fo:color="#00a933" officeooo:paragraph-rsid="00a4fa5e"/>
    </style:style>
    <style:style style:name="P90" style:family="paragraph" style:parent-style-name="Preformatted_20_Text">
      <style:text-properties fo:color="#00a933" officeooo:paragraph-rsid="00b15a42"/>
    </style:style>
    <style:style style:name="P91" style:family="paragraph" style:parent-style-name="Preformatted_20_Text">
      <style:text-properties fo:color="#00a933" officeooo:rsid="002542ea" officeooo:paragraph-rsid="00b4a9b6"/>
    </style:style>
    <style:style style:name="P92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3" style:family="paragraph" style:parent-style-name="Preformatted_20_Text">
      <style:text-properties officeooo:paragraph-rsid="002b2479"/>
    </style:style>
    <style:style style:name="P94" style:family="paragraph" style:parent-style-name="Preformatted_20_Text">
      <style:text-properties officeooo:paragraph-rsid="002c5538"/>
    </style:style>
    <style:style style:name="P95" style:family="paragraph" style:parent-style-name="Preformatted_20_Text">
      <style:text-properties officeooo:paragraph-rsid="00312987"/>
    </style:style>
    <style:style style:name="P96" style:family="paragraph" style:parent-style-name="Preformatted_20_Text">
      <style:text-properties officeooo:paragraph-rsid="0037015d" fo:background-color="transparent"/>
    </style:style>
    <style:style style:name="P97" style:family="paragraph" style:parent-style-name="Preformatted_20_Text">
      <style:text-properties officeooo:paragraph-rsid="003c29b2"/>
    </style:style>
    <style:style style:name="P98" style:family="paragraph" style:parent-style-name="Preformatted_20_Text">
      <style:text-properties officeooo:paragraph-rsid="0037015d"/>
    </style:style>
    <style:style style:name="P99" style:family="paragraph" style:parent-style-name="Preformatted_20_Text">
      <style:text-properties officeooo:paragraph-rsid="004762bf"/>
    </style:style>
    <style:style style:name="P100" style:family="paragraph" style:parent-style-name="Preformatted_20_Text">
      <style:text-properties officeooo:paragraph-rsid="004a898d"/>
    </style:style>
    <style:style style:name="P101" style:family="paragraph" style:parent-style-name="Preformatted_20_Text">
      <style:text-properties officeooo:paragraph-rsid="00533fd1"/>
    </style:style>
    <style:style style:name="P102" style:family="paragraph" style:parent-style-name="Preformatted_20_Text">
      <style:text-properties officeooo:paragraph-rsid="00562e3a"/>
    </style:style>
    <style:style style:name="P103" style:family="paragraph" style:parent-style-name="Preformatted_20_Text">
      <style:text-properties officeooo:paragraph-rsid="0058e05e"/>
    </style:style>
    <style:style style:name="P104" style:family="paragraph" style:parent-style-name="Preformatted_20_Text">
      <style:text-properties officeooo:paragraph-rsid="005fdf30"/>
    </style:style>
    <style:style style:name="P105" style:family="paragraph" style:parent-style-name="Preformatted_20_Text">
      <style:text-properties officeooo:paragraph-rsid="0066a86f"/>
    </style:style>
    <style:style style:name="P106" style:family="paragraph" style:parent-style-name="Preformatted_20_Text">
      <style:text-properties officeooo:paragraph-rsid="006e17d6"/>
    </style:style>
    <style:style style:name="P107" style:family="paragraph" style:parent-style-name="Preformatted_20_Text">
      <style:text-properties officeooo:paragraph-rsid="006fa105"/>
    </style:style>
    <style:style style:name="P108" style:family="paragraph" style:parent-style-name="Preformatted_20_Text">
      <style:text-properties officeooo:paragraph-rsid="00771440"/>
    </style:style>
    <style:style style:name="P10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0" style:family="paragraph" style:parent-style-name="Preformatted_20_Text">
      <style:text-properties officeooo:paragraph-rsid="007822ac"/>
    </style:style>
    <style:style style:name="P111" style:family="paragraph" style:parent-style-name="Preformatted_20_Text">
      <style:text-properties officeooo:paragraph-rsid="00798810"/>
    </style:style>
    <style:style style:name="P112" style:family="paragraph" style:parent-style-name="Preformatted_20_Text">
      <style:text-properties officeooo:paragraph-rsid="00804fd0"/>
    </style:style>
    <style:style style:name="P113" style:family="paragraph" style:parent-style-name="Preformatted_20_Text">
      <style:text-properties officeooo:paragraph-rsid="00809cd2"/>
    </style:style>
    <style:style style:name="P11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15" style:family="paragraph" style:parent-style-name="Preformatted_20_Text">
      <style:text-properties officeooo:paragraph-rsid="008ce52c"/>
    </style:style>
    <style:style style:name="P116" style:family="paragraph" style:parent-style-name="Preformatted_20_Text">
      <style:text-properties officeooo:paragraph-rsid="008da44c"/>
    </style:style>
    <style:style style:name="P117" style:family="paragraph" style:parent-style-name="Preformatted_20_Text">
      <style:text-properties officeooo:paragraph-rsid="008e0a99"/>
    </style:style>
    <style:style style:name="P118" style:family="paragraph" style:parent-style-name="Preformatted_20_Text">
      <style:text-properties officeooo:paragraph-rsid="008e7025"/>
    </style:style>
    <style:style style:name="P119" style:family="paragraph" style:parent-style-name="Preformatted_20_Text">
      <style:text-properties style:text-underline-style="none" officeooo:paragraph-rsid="008e7025"/>
    </style:style>
    <style:style style:name="P120" style:family="paragraph" style:parent-style-name="Preformatted_20_Text">
      <style:text-properties officeooo:paragraph-rsid="00a0a8b6"/>
    </style:style>
    <style:style style:name="P121" style:family="paragraph" style:parent-style-name="Preformatted_20_Text">
      <style:text-properties officeooo:rsid="002542ea" officeooo:paragraph-rsid="00abb43f"/>
    </style:style>
    <style:style style:name="P122" style:family="paragraph" style:parent-style-name="Preformatted_20_Text">
      <style:text-properties officeooo:rsid="002542ea" officeooo:paragraph-rsid="00ad6165"/>
    </style:style>
    <style:style style:name="P123" style:family="paragraph" style:parent-style-name="Preformatted_20_Text">
      <style:text-properties officeooo:rsid="002542ea" officeooo:paragraph-rsid="00b33ed5"/>
    </style:style>
    <style:style style:name="P124" style:family="paragraph" style:parent-style-name="Preformatted_20_Text">
      <style:text-properties officeooo:paragraph-rsid="00abb43f"/>
    </style:style>
    <style:style style:name="P125" style:family="paragraph" style:parent-style-name="Preformatted_20_Text">
      <style:text-properties officeooo:paragraph-rsid="00b13534"/>
    </style:style>
    <style:style style:name="P126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27" style:family="paragraph" style:parent-style-name="Preformatted_20_Text">
      <style:text-properties officeooo:paragraph-rsid="00b15a42"/>
    </style:style>
    <style:style style:name="P128" style:family="paragraph" style:parent-style-name="Preformatted_20_Text">
      <style:text-properties officeooo:rsid="00b7cf73" officeooo:paragraph-rsid="00b7cf73"/>
    </style:style>
    <style:style style:name="P129" style:family="paragraph" style:parent-style-name="Preformatted_20_Text">
      <style:text-properties officeooo:rsid="00b7cf73" officeooo:paragraph-rsid="00bf8bf9"/>
    </style:style>
    <style:style style:name="P130" style:family="paragraph" style:parent-style-name="Preformatted_20_Text">
      <style:text-properties officeooo:paragraph-rsid="00b93ad0"/>
    </style:style>
    <style:style style:name="P131" style:family="paragraph" style:parent-style-name="Preformatted_20_Text">
      <style:text-properties officeooo:paragraph-rsid="00bdb4ae"/>
    </style:style>
    <style:style style:name="P132" style:family="paragraph" style:parent-style-name="Preformatted_20_Text">
      <style:text-properties officeooo:paragraph-rsid="00c10f9c"/>
    </style:style>
    <style:style style:name="P133" style:family="paragraph" style:parent-style-name="Preformatted_20_Text">
      <style:text-properties officeooo:paragraph-rsid="002a83d0"/>
    </style:style>
    <style:style style:name="P134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35" style:family="paragraph" style:parent-style-name="Preformatted_20_Text">
      <style:paragraph-properties fo:margin-top="0in" fo:margin-bottom="0in" loext:contextual-spacing="false"/>
    </style:style>
    <style:style style:name="P136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37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38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39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40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4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4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4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44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4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4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4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4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50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5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5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6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6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6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6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officeooo:paragraph-rsid="001fc096"/>
    </style:style>
    <style:style style:name="P169" style:family="paragraph" style:parent-style-name="Standard">
      <style:paragraph-properties fo:text-align="start" style:justify-single-word="false"/>
      <style:text-properties officeooo:paragraph-rsid="00211977"/>
    </style:style>
    <style:style style:name="P170" style:family="paragraph" style:parent-style-name="Standard">
      <style:paragraph-properties fo:text-align="start" style:justify-single-word="false"/>
      <style:text-properties officeooo:paragraph-rsid="0039eadd"/>
    </style:style>
    <style:style style:name="P171" style:family="paragraph" style:parent-style-name="Standard">
      <style:paragraph-properties fo:text-align="start" style:justify-single-word="false"/>
      <style:text-properties officeooo:paragraph-rsid="003f0255"/>
    </style:style>
    <style:style style:name="P172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73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7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76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79" style:family="paragraph" style:parent-style-name="Standard">
      <style:paragraph-properties style:line-height-at-least="0.198in"/>
      <style:text-properties officeooo:paragraph-rsid="0078239f"/>
    </style:style>
    <style:style style:name="P18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8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8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8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8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85" style:family="paragraph" style:parent-style-name="Preformatted_20_Text">
      <style:text-properties officeooo:paragraph-rsid="00ee354f"/>
    </style:style>
    <style:style style:name="P186" style:family="paragraph" style:parent-style-name="Preformatted_20_Text">
      <style:text-properties officeooo:paragraph-rsid="00ef3893"/>
    </style:style>
    <style:style style:name="P187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88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189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0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1" style:family="paragraph" style:parent-style-name="Preformatted_20_Text">
      <style:text-properties officeooo:paragraph-rsid="00efcba4"/>
    </style:style>
    <style:style style:name="P192" style:family="paragraph" style:parent-style-name="Preformatted_20_Text">
      <style:text-properties officeooo:paragraph-rsid="00f2a77a"/>
    </style:style>
    <style:style style:name="P193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94" style:family="paragraph" style:parent-style-name="Standard">
      <style:paragraph-properties fo:text-align="start" style:justify-single-word="false"/>
      <style:text-properties officeooo:paragraph-rsid="003f0255"/>
    </style:style>
    <style:style style:name="P195" style:family="paragraph" style:parent-style-name="Standard">
      <style:paragraph-properties fo:text-align="start" style:justify-single-word="false"/>
      <style:text-properties fo:color="#00a933" officeooo:paragraph-rsid="003f0255"/>
    </style:style>
    <style:style style:name="P196" style:family="paragraph" style:parent-style-name="Standard">
      <style:paragraph-properties fo:text-align="start" style:justify-single-word="false"/>
      <style:text-properties fo:color="#00a933" officeooo:paragraph-rsid="00f6d56e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d93b15" fo:background-color="transparent" loext:char-shading-value="0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officeooo:rsid="006129dd" style:font-weight-asian="bold" style:font-weight-complex="bold"/>
    </style:style>
    <style:style style:name="T50" style:family="text">
      <style:text-properties fo:color="#0000cd" fo:font-weight="bold" officeooo:rsid="00804fd0" style:font-weight-asian="bold" style:font-weight-complex="bold"/>
    </style:style>
    <style:style style:name="T51" style:family="text">
      <style:text-properties fo:color="#0000cd" fo:font-weight="bold" officeooo:rsid="009b077e" style:font-weight-asian="bold" style:font-weight-complex="bold"/>
    </style:style>
    <style:style style:name="T52" style:family="text">
      <style:text-properties fo:color="#0000cd" fo:font-weight="bold" officeooo:rsid="00a0a8b6" style:font-weight-asian="bold" style:font-weight-complex="bold"/>
    </style:style>
    <style:style style:name="T53" style:family="text">
      <style:text-properties fo:color="#0000cd" fo:font-weight="bold" officeooo:rsid="00abb43f" style:font-weight-asian="bold" style:font-weight-complex="bold"/>
    </style:style>
    <style:style style:name="T54" style:family="text">
      <style:text-properties fo:color="#0000cd" fo:font-weight="bold" officeooo:rsid="00b13534" style:font-weight-asian="bold" style:font-weight-complex="bold"/>
    </style:style>
    <style:style style:name="T55" style:family="text">
      <style:text-properties fo:color="#0000cd" fo:font-weight="bold" officeooo:rsid="00b15a42" style:font-weight-asian="bold" style:font-weight-complex="bold"/>
    </style:style>
    <style:style style:name="T56" style:family="text">
      <style:text-properties fo:color="#0000cd" fo:font-weight="bold" officeooo:rsid="00b7cf73" style:font-weight-asian="bold" style:font-weight-complex="bold"/>
    </style:style>
    <style:style style:name="T57" style:family="text">
      <style:text-properties fo:color="#0000cd" fo:font-weight="bold" officeooo:rsid="00b93ad0" style:font-weight-asian="bold" style:font-weight-complex="bold"/>
    </style:style>
    <style:style style:name="T58" style:family="text">
      <style:text-properties fo:color="#0000cd" fo:font-weight="bold" officeooo:rsid="00bd3111" style:font-weight-asian="bold" style:font-weight-complex="bold"/>
    </style:style>
    <style:style style:name="T59" style:family="text">
      <style:text-properties fo:color="#0000cd" fo:font-weight="bold" officeooo:rsid="00bdb4ae" style:font-weight-asian="bold" style:font-weight-complex="bold"/>
    </style:style>
    <style:style style:name="T60" style:family="text">
      <style:text-properties fo:color="#0000cd" fo:font-weight="bold" officeooo:rsid="00c10f9c" style:font-weight-asian="bold" style:font-weight-complex="bold"/>
    </style:style>
    <style:style style:name="T61" style:family="text">
      <style:text-properties fo:color="#0000cd" fo:font-weight="bold" officeooo:rsid="00d3b3b5" style:font-weight-asian="bold" style:font-weight-complex="bold"/>
    </style:style>
    <style:style style:name="T62" style:family="text">
      <style:text-properties fo:color="#0000cd" fo:font-weight="bold" officeooo:rsid="00ebe10b" style:font-weight-asian="bold" style:font-weight-complex="bold"/>
    </style:style>
    <style:style style:name="T63" style:family="text">
      <style:text-properties fo:color="#0000cd" fo:font-weight="bold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68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69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70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1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79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80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16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27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28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29" style:family="text">
      <style:text-properties fo:color="#0000cd" style:font-name="Liberation Mono" fo:font-size="10pt" officeooo:rsid="00c7f066" style:font-size-asian="10pt" style:font-size-complex="10pt"/>
    </style:style>
    <style:style style:name="T130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42" style:family="text">
      <style:text-properties fo:color="#0000cd" officeooo:rsid="00226f2b"/>
    </style:style>
    <style:style style:name="T143" style:family="text">
      <style:text-properties fo:color="#0000cd" style:font-weight-asian="bold" style:font-weight-complex="bold"/>
    </style:style>
    <style:style style:name="T144" style:family="text">
      <style:text-properties fo:color="#0000cd" officeooo:rsid="003f0255" style:font-weight-asian="bold" style:font-weight-complex="bold"/>
    </style:style>
    <style:style style:name="T145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46" style:family="text">
      <style:text-properties fo:color="#0000cd" fo:font-weight="normal" officeooo:rsid="003a5645" style:font-weight-asian="normal" style:font-weight-complex="normal"/>
    </style:style>
    <style:style style:name="T147" style:family="text">
      <style:text-properties fo:color="#0000cd" officeooo:rsid="00826d59"/>
    </style:style>
    <style:style style:name="T148" style:family="text">
      <style:text-properties fo:color="#0000cd" officeooo:rsid="008315fe"/>
    </style:style>
    <style:style style:name="T149" style:family="text">
      <style:text-properties fo:color="#0000cd" officeooo:rsid="00840382"/>
    </style:style>
    <style:style style:name="T150" style:family="text">
      <style:text-properties fo:color="#0000cd" officeooo:rsid="003a5645"/>
    </style:style>
    <style:style style:name="T151" style:family="text">
      <style:text-properties fo:color="#0000cd" officeooo:rsid="00ebe10b"/>
    </style:style>
    <style:style style:name="T152" style:family="text">
      <style:text-properties officeooo:rsid="00108b38"/>
    </style:style>
    <style:style style:name="T153" style:family="text">
      <style:text-properties officeooo:rsid="0011fb9d"/>
    </style:style>
    <style:style style:name="T154" style:family="text">
      <style:text-properties fo:color="#00a933"/>
    </style:style>
    <style:style style:name="T155" style:family="text">
      <style:text-properties fo:color="#00a933" fo:font-weight="bold" style:font-weight-asian="bold" style:font-weight-complex="bold"/>
    </style:style>
    <style:style style:name="T156" style:family="text">
      <style:text-properties fo:color="#00a933" fo:font-weight="normal"/>
    </style:style>
    <style:style style:name="T157" style:family="text">
      <style:text-properties fo:color="#00a933" fo:font-weight="normal" style:font-weight-asian="normal" style:font-weight-complex="normal"/>
    </style:style>
    <style:style style:name="T158" style:family="text">
      <style:text-properties fo:color="#00a933" fo:font-weight="normal" officeooo:rsid="001a3cf0" style:font-weight-asian="normal" style:font-weight-complex="normal"/>
    </style:style>
    <style:style style:name="T159" style:family="text">
      <style:text-properties fo:color="#00a933" fo:font-weight="normal" officeooo:rsid="0011fb9d" style:font-weight-asian="normal" style:font-weight-complex="normal"/>
    </style:style>
    <style:style style:name="T160" style:family="text">
      <style:text-properties fo:color="#00a933" fo:font-weight="normal" officeooo:rsid="000e396a" style:font-weight-asian="normal" style:font-weight-complex="normal"/>
    </style:style>
    <style:style style:name="T161" style:family="text">
      <style:text-properties fo:color="#00a933" fo:font-weight="normal" officeooo:rsid="0013e258" style:font-weight-asian="normal" style:font-weight-complex="normal"/>
    </style:style>
    <style:style style:name="T162" style:family="text">
      <style:text-properties fo:color="#00a933" fo:font-weight="normal" officeooo:rsid="0037015d" style:font-weight-asian="normal" style:font-weight-complex="normal"/>
    </style:style>
    <style:style style:name="T163" style:family="text">
      <style:text-properties fo:color="#00a933" fo:font-weight="normal" officeooo:rsid="004d38ad" style:font-weight-asian="normal" style:font-weight-complex="normal"/>
    </style:style>
    <style:style style:name="T164" style:family="text">
      <style:text-properties fo:color="#00a933" fo:font-weight="normal" officeooo:rsid="00312987" style:font-weight-asian="normal" style:font-weight-complex="normal"/>
    </style:style>
    <style:style style:name="T165" style:family="text">
      <style:text-properties fo:color="#00a933" fo:font-weight="normal" officeooo:rsid="005a36ed" style:font-weight-asian="normal" style:font-weight-complex="normal"/>
    </style:style>
    <style:style style:name="T166" style:family="text">
      <style:text-properties fo:color="#00a933" fo:font-weight="normal" officeooo:rsid="0064584c" style:font-weight-asian="normal" style:font-weight-complex="normal"/>
    </style:style>
    <style:style style:name="T167" style:family="text">
      <style:text-properties fo:color="#00a933" fo:font-weight="normal" officeooo:rsid="006740d5" style:font-weight-asian="normal" style:font-weight-complex="normal"/>
    </style:style>
    <style:style style:name="T168" style:family="text">
      <style:text-properties fo:color="#00a933" fo:font-weight="normal" officeooo:rsid="006fa105" style:font-weight-asian="normal" style:font-weight-complex="normal"/>
    </style:style>
    <style:style style:name="T169" style:family="text">
      <style:text-properties fo:color="#00a933" fo:font-weight="normal" officeooo:rsid="007822ac" style:font-weight-asian="normal" style:font-weight-complex="normal"/>
    </style:style>
    <style:style style:name="T170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71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72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73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74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75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76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77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78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79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80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81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82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83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84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85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86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7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89" style:family="text">
      <style:text-properties fo:color="#00a933" style:font-name="Liberation Mono" fo:font-size="10pt" style:font-size-asian="10pt" style:font-size-complex="10pt"/>
    </style:style>
    <style:style style:name="T190" style:family="text">
      <style:text-properties fo:color="#00a933" style:font-name="Liberation Mono" fo:font-size="10pt" officeooo:rsid="004762bf" style:font-size-asian="10pt" style:font-size-complex="10pt"/>
    </style:style>
    <style:style style:name="T191" style:family="text">
      <style:text-properties fo:color="#00a933" style:font-name="Liberation Mono" fo:font-size="10pt" officeooo:rsid="0097e6d5" style:font-size-asian="10pt" style:font-size-complex="10pt"/>
    </style:style>
    <style:style style:name="T192" style:family="text">
      <style:text-properties fo:color="#00a933" style:font-name="Liberation Mono" fo:font-size="10pt" officeooo:rsid="00d10d9e" style:font-size-asian="10pt" style:font-size-complex="10pt"/>
    </style:style>
    <style:style style:name="T193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94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195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196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197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198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199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00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01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02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03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04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05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06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07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08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09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10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11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12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13" style:family="text">
      <style:text-properties fo:color="#00a933" officeooo:rsid="00350715"/>
    </style:style>
    <style:style style:name="T214" style:family="text">
      <style:text-properties fo:color="#00a933" officeooo:rsid="0066a86f"/>
    </style:style>
    <style:style style:name="T215" style:family="text">
      <style:text-properties fo:color="#00a933" style:font-weight-asian="bold" style:font-weight-complex="bold"/>
    </style:style>
    <style:style style:name="T216" style:family="text">
      <style:text-properties fo:color="#00a933" officeooo:rsid="0095b38b" style:font-weight-asian="bold" style:font-weight-complex="bold"/>
    </style:style>
    <style:style style:name="T217" style:family="text">
      <style:text-properties fo:color="#00a933" officeooo:rsid="009b077e"/>
    </style:style>
    <style:style style:name="T218" style:family="text">
      <style:text-properties fo:color="#00a933" officeooo:rsid="00bb9c22"/>
    </style:style>
    <style:style style:name="T219" style:family="text">
      <style:text-properties fo:color="#00a933" officeooo:rsid="00d93b15"/>
    </style:style>
    <style:style style:name="T220" style:family="text">
      <style:text-properties fo:color="#00a933" officeooo:rsid="00e1121e"/>
    </style:style>
    <style:style style:name="T221" style:family="text">
      <style:text-properties fo:color="#00a933" officeooo:rsid="00ef3893"/>
    </style:style>
    <style:style style:name="T222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23" style:family="text">
      <style:text-properties officeooo:rsid="0013e258"/>
    </style:style>
    <style:style style:name="T224" style:family="text">
      <style:text-properties officeooo:rsid="0014248a"/>
    </style:style>
    <style:style style:name="T225" style:family="text">
      <style:text-properties style:font-name="Liberation Mono"/>
    </style:style>
    <style:style style:name="T22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27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28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29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30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31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32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33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23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3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36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37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38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239" style:family="text">
      <style:text-properties style:font-name="Liberation Mono" fo:font-size="10pt" style:font-size-asian="10pt" style:font-size-complex="10pt"/>
    </style:style>
    <style:style style:name="T240" style:family="text">
      <style:text-properties style:font-name="Liberation Mono" fo:font-size="10pt" officeooo:rsid="00441a36" style:font-size-asian="10pt" style:font-size-complex="10pt"/>
    </style:style>
    <style:style style:name="T241" style:family="text">
      <style:text-properties style:font-name="Liberation Mono" fo:font-size="10pt" officeooo:rsid="00a77a78" style:font-size-asian="10pt" style:font-size-complex="10pt"/>
    </style:style>
    <style:style style:name="T242" style:family="text">
      <style:text-properties style:font-name="Liberation Mono" fo:font-size="10pt" officeooo:rsid="004762bf" style:font-size-asian="10pt" style:font-size-complex="10pt"/>
    </style:style>
    <style:style style:name="T243" style:family="text">
      <style:text-properties style:font-name="Liberation Mono" fo:font-size="10pt" officeooo:rsid="0097e6d5" style:font-size-asian="10pt" style:font-size-complex="10pt"/>
    </style:style>
    <style:style style:name="T244" style:family="text">
      <style:text-properties style:font-name="Liberation Mono" fo:font-size="10pt" officeooo:rsid="00804fd0" style:font-size-asian="10pt" style:font-size-complex="10pt"/>
    </style:style>
    <style:style style:name="T245" style:family="text">
      <style:text-properties style:font-name="Liberation Mono" fo:font-size="10pt" officeooo:rsid="006129dd" style:font-size-asian="10pt" style:font-size-complex="10pt"/>
    </style:style>
    <style:style style:name="T246" style:family="text">
      <style:text-properties style:font-name="Liberation Mono" fo:font-size="10pt" officeooo:rsid="00808b62" style:font-size-asian="10pt" style:font-size-complex="10pt"/>
    </style:style>
    <style:style style:name="T247" style:family="text">
      <style:text-properties style:font-name="Liberation Mono" fo:font-size="10pt" officeooo:rsid="00a83804" style:font-size-asian="10pt" style:font-size-complex="10pt"/>
    </style:style>
    <style:style style:name="T248" style:family="text">
      <style:text-properties style:font-name="Liberation Mono" fo:font-size="10pt" officeooo:rsid="00809c11" style:font-size-asian="10pt" style:font-size-complex="10pt"/>
    </style:style>
    <style:style style:name="T249" style:family="text">
      <style:text-properties style:font-name="Liberation Mono" fo:font-size="10pt" officeooo:rsid="0098e975" style:font-size-asian="10pt" style:font-size-complex="10pt"/>
    </style:style>
    <style:style style:name="T250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51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52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53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54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55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56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57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58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59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60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61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62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63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64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26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66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267" style:family="text">
      <style:text-properties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268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69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70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71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72" style:family="text">
      <style:text-properties style:font-name="Liberation Mono" fo:font-size="10pt" style:text-underline-style="none" officeooo:rsid="023b1029" style:font-size-asian="10pt" style:font-size-complex="10pt"/>
    </style:style>
    <style:style style:name="T273" style:family="text">
      <style:text-properties style:font-name="Liberation Mono" fo:font-size="10pt" style:text-underline-style="none" officeooo:rsid="02405104" style:font-size-asian="10pt" style:font-size-complex="10pt"/>
    </style:style>
    <style:style style:name="T274" style:family="text">
      <style:text-properties style:font-name="Liberation Mono" fo:font-size="10pt" style:text-underline-style="none" officeooo:rsid="00ad6165" style:font-size-asian="10pt" style:font-size-complex="10pt"/>
    </style:style>
    <style:style style:name="T275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76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77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78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79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80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81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82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83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84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85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86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87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288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289" style:family="text">
      <style:text-properties style:font-name="Liberation Mono" officeooo:rsid="003e68df" fo:background-color="transparent" loext:char-shading-value="0"/>
    </style:style>
    <style:style style:name="T290" style:family="text">
      <style:text-properties style:font-name="Liberation Mono" officeooo:rsid="0057b4fc" fo:background-color="transparent" loext:char-shading-value="0"/>
    </style:style>
    <style:style style:name="T291" style:family="text">
      <style:text-properties officeooo:rsid="0015dbd2"/>
    </style:style>
    <style:style style:name="T292" style:family="text">
      <style:text-properties fo:color="#800080" style:font-name="Liberation Mono" fo:font-size="10pt" officeooo:rsid="00441a36" style:font-size-asian="10pt" style:font-size-complex="10pt"/>
    </style:style>
    <style:style style:name="T293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94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95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96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97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98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99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00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01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0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03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04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05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06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07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08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09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10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11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312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313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314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15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16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17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8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19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20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21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22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23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24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25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26" style:family="text">
      <style:text-properties officeooo:rsid="0031d8af"/>
    </style:style>
    <style:style style:name="T327" style:family="text">
      <style:text-properties fo:color="#ff0000" officeooo:rsid="01322a9b"/>
    </style:style>
    <style:style style:name="T328" style:family="text">
      <style:text-properties fo:color="#ff0000" fo:font-weight="bold" style:font-weight-asian="bold" style:font-weight-complex="bold"/>
    </style:style>
    <style:style style:name="T329" style:family="text">
      <style:text-properties fo:font-weight="normal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fo:font-weight="normal" officeooo:rsid="000e396a" style:font-weight-asian="normal" style:font-weight-complex="normal"/>
    </style:style>
    <style:style style:name="T332" style:family="text">
      <style:text-properties fo:font-weight="normal" officeooo:rsid="003a5645" style:font-weight-asian="normal" style:font-weight-complex="normal"/>
    </style:style>
    <style:style style:name="T333" style:family="text">
      <style:text-properties fo:font-weight="normal" officeooo:rsid="003f0255" style:font-weight-asian="normal" style:font-weight-complex="normal"/>
    </style:style>
    <style:style style:name="T334" style:family="text">
      <style:text-properties fo:font-weight="normal" officeooo:rsid="004e98d7" style:font-weight-asian="normal" style:font-weight-complex="normal"/>
    </style:style>
    <style:style style:name="T335" style:family="text">
      <style:text-properties fo:font-weight="normal" officeooo:rsid="0050a8fe" style:font-weight-asian="normal" style:font-weight-complex="normal"/>
    </style:style>
    <style:style style:name="T336" style:family="text">
      <style:text-properties fo:font-weight="normal" officeooo:rsid="007822ac" style:font-weight-asian="normal" style:font-weight-complex="normal"/>
    </style:style>
    <style:style style:name="T337" style:family="text">
      <style:text-properties fo:font-weight="normal" officeooo:rsid="008315fe" style:font-weight-asian="normal" style:font-weight-complex="normal"/>
    </style:style>
    <style:style style:name="T338" style:family="text">
      <style:text-properties fo:font-weight="normal" officeooo:rsid="00840382" style:font-weight-asian="normal" style:font-weight-complex="normal"/>
    </style:style>
    <style:style style:name="T339" style:family="text">
      <style:text-properties fo:font-weight="normal" officeooo:rsid="00f564bf" style:font-weight-asian="normal" style:font-weight-complex="normal"/>
    </style:style>
    <style:style style:name="T340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41" style:family="text">
      <style:text-properties fo:font-weight="normal" officeooo:rsid="0095b38b"/>
    </style:style>
    <style:style style:name="T342" style:family="text">
      <style:text-properties fo:font-weight="normal" officeooo:rsid="00964084"/>
    </style:style>
    <style:style style:name="T343" style:family="text">
      <style:text-properties fo:color="#000000"/>
    </style:style>
    <style:style style:name="T344" style:family="text">
      <style:text-properties fo:color="#000000" fo:font-weight="normal" style:font-weight-asian="normal" style:font-weight-complex="normal"/>
    </style:style>
    <style:style style:name="T345" style:family="text">
      <style:text-properties fo:color="#000000" fo:font-weight="normal" officeooo:rsid="001fc096" style:font-weight-asian="normal" style:font-weight-complex="normal"/>
    </style:style>
    <style:style style:name="T346" style:family="text">
      <style:text-properties fo:color="#000000" fo:font-weight="normal" officeooo:rsid="00226f2b" style:font-weight-asian="normal" style:font-weight-complex="normal"/>
    </style:style>
    <style:style style:name="T347" style:family="text">
      <style:text-properties fo:color="#000000" fo:font-weight="normal" officeooo:rsid="002444bc" style:font-weight-asian="normal" style:font-weight-complex="normal"/>
    </style:style>
    <style:style style:name="T348" style:family="text">
      <style:text-properties fo:color="#000000" fo:font-weight="normal" officeooo:rsid="0037015d" style:font-weight-asian="normal" style:font-weight-complex="normal"/>
    </style:style>
    <style:style style:name="T349" style:family="text">
      <style:text-properties fo:color="#000000" fo:font-weight="normal" officeooo:rsid="00417cc6" style:font-weight-asian="normal" style:font-weight-complex="normal"/>
    </style:style>
    <style:style style:name="T350" style:family="text">
      <style:text-properties fo:color="#000000" fo:font-weight="normal" officeooo:rsid="004d38ad" style:font-weight-asian="normal" style:font-weight-complex="normal"/>
    </style:style>
    <style:style style:name="T351" style:family="text">
      <style:text-properties fo:color="#000000" fo:font-weight="normal" officeooo:rsid="00500a7a" style:font-weight-asian="normal" style:font-weight-complex="normal"/>
    </style:style>
    <style:style style:name="T352" style:family="text">
      <style:text-properties fo:color="#000000" fo:font-weight="normal" officeooo:rsid="00312987" style:font-weight-asian="normal" style:font-weight-complex="normal"/>
    </style:style>
    <style:style style:name="T353" style:family="text">
      <style:text-properties fo:color="#000000" fo:font-weight="normal" officeooo:rsid="0057fa42" style:font-weight-asian="normal" style:font-weight-complex="normal"/>
    </style:style>
    <style:style style:name="T354" style:family="text">
      <style:text-properties fo:color="#000000" fo:font-weight="normal" officeooo:rsid="006129dd" style:font-weight-asian="normal" style:font-weight-complex="normal"/>
    </style:style>
    <style:style style:name="T355" style:family="text">
      <style:text-properties fo:color="#000000" fo:font-weight="normal" officeooo:rsid="0064584c" style:font-weight-asian="normal" style:font-weight-complex="normal"/>
    </style:style>
    <style:style style:name="T356" style:family="text">
      <style:text-properties fo:color="#000000" fo:font-weight="normal" officeooo:rsid="00655b03" style:font-weight-asian="normal" style:font-weight-complex="normal"/>
    </style:style>
    <style:style style:name="T357" style:family="text">
      <style:text-properties fo:color="#000000" fo:font-weight="normal" officeooo:rsid="006740d5" style:font-weight-asian="normal" style:font-weight-complex="normal"/>
    </style:style>
    <style:style style:name="T358" style:family="text">
      <style:text-properties fo:color="#000000" fo:font-weight="normal" officeooo:rsid="006973e8" style:font-weight-asian="normal" style:font-weight-complex="normal"/>
    </style:style>
    <style:style style:name="T359" style:family="text">
      <style:text-properties fo:color="#000000" fo:font-weight="normal" officeooo:rsid="006af3d6" style:font-weight-asian="normal" style:font-weight-complex="normal"/>
    </style:style>
    <style:style style:name="T360" style:family="text">
      <style:text-properties fo:color="#000000" fo:font-weight="normal" officeooo:rsid="006b9f05" style:font-weight-asian="normal" style:font-weight-complex="normal"/>
    </style:style>
    <style:style style:name="T361" style:family="text">
      <style:text-properties fo:color="#000000" fo:font-weight="normal" officeooo:rsid="006e17d6" style:font-weight-asian="normal" style:font-weight-complex="normal"/>
    </style:style>
    <style:style style:name="T362" style:family="text">
      <style:text-properties fo:color="#000000" fo:font-weight="normal" officeooo:rsid="007104c0" style:font-weight-asian="normal" style:font-weight-complex="normal"/>
    </style:style>
    <style:style style:name="T363" style:family="text">
      <style:text-properties fo:color="#000000" fo:font-weight="normal" officeooo:rsid="006d74d4" style:font-weight-asian="normal" style:font-weight-complex="normal"/>
    </style:style>
    <style:style style:name="T364" style:family="text">
      <style:text-properties fo:color="#000000" fo:font-weight="normal" officeooo:rsid="0075fcb6" style:font-weight-asian="normal" style:font-weight-complex="normal"/>
    </style:style>
    <style:style style:name="T365" style:family="text">
      <style:text-properties fo:color="#000000" fo:font-weight="normal" officeooo:rsid="00760242" style:font-weight-asian="normal" style:font-weight-complex="normal"/>
    </style:style>
    <style:style style:name="T366" style:family="text">
      <style:text-properties fo:color="#000000" fo:font-weight="normal" officeooo:rsid="00776207" style:font-weight-asian="normal" style:font-weight-complex="normal"/>
    </style:style>
    <style:style style:name="T367" style:family="text">
      <style:text-properties fo:color="#000000" fo:font-weight="normal" officeooo:rsid="007cb412" style:font-weight-asian="normal" style:font-weight-complex="normal"/>
    </style:style>
    <style:style style:name="T368" style:family="text">
      <style:text-properties fo:color="#000000" fo:font-weight="normal" officeooo:rsid="00b3093f" style:font-weight-asian="normal" style:font-weight-complex="normal"/>
    </style:style>
    <style:style style:name="T369" style:family="text">
      <style:text-properties fo:color="#000000" fo:font-weight="normal" officeooo:rsid="00809cd2" style:font-weight-asian="normal" style:font-weight-complex="normal"/>
    </style:style>
    <style:style style:name="T370" style:family="text">
      <style:text-properties fo:color="#000000" fo:font-weight="normal" officeooo:rsid="00efcba4" style:font-weight-asian="normal" style:font-weight-complex="normal"/>
    </style:style>
    <style:style style:name="T371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372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373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374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375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376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377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378" style:family="text">
      <style:text-properties fo:color="#000000" fo:font-weight="normal" officeooo:rsid="0078239f" fo:background-color="transparent" loext:char-shading-value="0"/>
    </style:style>
    <style:style style:name="T379" style:family="text">
      <style:text-properties fo:color="#000000" fo:font-weight="normal" style:font-name-asian="Noto Sans Mono CJK SC" style:font-name-complex="Liberation Mono"/>
    </style:style>
    <style:style style:name="T380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381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382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383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384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385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386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387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88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89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90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391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392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93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94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95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96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97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98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99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400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401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402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03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04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405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406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407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408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409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410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11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2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3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14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415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16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417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418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419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420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421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22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423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424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25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426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27" style:family="text">
      <style:text-properties fo:color="#000000" style:font-name="Liberation Mono" fo:font-size="10pt" officeooo:rsid="00441a36" style:font-size-asian="10pt" style:font-size-complex="10pt"/>
    </style:style>
    <style:style style:name="T428" style:family="text">
      <style:text-properties fo:color="#000000" style:font-name="Liberation Mono" fo:font-size="10pt" officeooo:rsid="001fc096" style:font-size-asian="10pt" style:font-size-complex="10pt"/>
    </style:style>
    <style:style style:name="T429" style:family="text">
      <style:text-properties fo:color="#000000" style:font-name="Liberation Mono" fo:font-size="10pt" officeooo:rsid="013c4ccc" style:font-size-asian="10pt" style:font-size-complex="10pt"/>
    </style:style>
    <style:style style:name="T430" style:family="text">
      <style:text-properties fo:color="#000000" style:font-name="Liberation Mono" fo:font-size="10pt" officeooo:rsid="004762bf" style:font-size-asian="10pt" style:font-size-complex="10pt"/>
    </style:style>
    <style:style style:name="T431" style:family="text">
      <style:text-properties fo:color="#000000" style:font-name="Liberation Mono" fo:font-size="10pt" officeooo:rsid="0097e6d5" style:font-size-asian="10pt" style:font-size-complex="10pt"/>
    </style:style>
    <style:style style:name="T432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33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34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35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36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37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38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39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40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41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42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43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44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45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46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47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48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49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50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51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52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53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54" style:family="text">
      <style:text-properties fo:color="#000000" fo:font-weight="bold" style:font-weight-asian="bold" style:font-weight-complex="bold"/>
    </style:style>
    <style:style style:name="T455" style:family="text">
      <style:text-properties fo:color="#000000" fo:font-weight="bold" officeooo:rsid="006fa105" style:font-weight-asian="bold" style:font-weight-complex="bold"/>
    </style:style>
    <style:style style:name="T456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57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458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459" style:family="text">
      <style:text-properties fo:color="#000000" style:font-name="Droid Sans Mono" fo:font-size="10.5pt" fo:font-weight="normal" officeooo:rsid="00f2a77a" fo:background-color="transparent" loext:char-shading-value="0" style:font-weight-asian="normal" style:font-weight-complex="normal"/>
    </style:style>
    <style:style style:name="T460" style:family="text">
      <style:text-properties fo:color="#000000" style:font-name="Liberation Mono" fo:font-size="10.5pt" fo:font-weight="normal" officeooo:rsid="00f2a77a" fo:background-color="transparent" loext:char-shading-value="0" style:font-weight-asian="normal" style:font-weight-complex="normal"/>
    </style:style>
    <style:style style:name="T461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462" style:family="text">
      <style:text-properties officeooo:rsid="003610d6"/>
    </style:style>
    <style:style style:name="T463" style:family="text">
      <style:text-properties officeooo:rsid="0018503b"/>
    </style:style>
    <style:style style:name="T464" style:family="text">
      <style:text-properties officeooo:rsid="001a3cf0"/>
    </style:style>
    <style:style style:name="T465" style:family="text">
      <style:text-properties officeooo:rsid="001de34a"/>
    </style:style>
    <style:style style:name="T466" style:family="text">
      <style:text-properties officeooo:rsid="001fc096"/>
    </style:style>
    <style:style style:name="T467" style:family="text">
      <style:text-properties officeooo:rsid="005bab04"/>
    </style:style>
    <style:style style:name="T468" style:family="text">
      <style:text-properties fo:background-color="transparent" loext:char-shading-value="0"/>
    </style:style>
    <style:style style:name="T469" style:family="text">
      <style:text-properties officeooo:rsid="00809cd2" fo:background-color="transparent" loext:char-shading-value="0"/>
    </style:style>
    <style:style style:name="T470" style:family="text">
      <style:text-properties officeooo:rsid="00b3093f" fo:background-color="transparent" loext:char-shading-value="0"/>
    </style:style>
    <style:style style:name="T471" style:family="text">
      <style:text-properties officeooo:rsid="00d18a81" fo:background-color="transparent" loext:char-shading-value="0"/>
    </style:style>
    <style:style style:name="T472" style:family="text">
      <style:text-properties officeooo:rsid="002542ea"/>
    </style:style>
    <style:style style:name="T473" style:family="text">
      <style:text-properties officeooo:rsid="00272843"/>
    </style:style>
    <style:style style:name="T474" style:family="text">
      <style:text-properties officeooo:rsid="00312987"/>
    </style:style>
    <style:style style:name="T475" style:family="text">
      <style:text-properties officeooo:rsid="00340f3c"/>
    </style:style>
    <style:style style:name="T476" style:family="text">
      <style:text-properties officeooo:rsid="00350715"/>
    </style:style>
    <style:style style:name="T477" style:family="text">
      <style:text-properties officeooo:rsid="0037ce57"/>
    </style:style>
    <style:style style:name="T478" style:family="text">
      <style:text-properties officeooo:rsid="003a5645"/>
    </style:style>
    <style:style style:name="T479" style:family="text">
      <style:text-properties officeooo:rsid="003c29b2"/>
    </style:style>
    <style:style style:name="T480" style:family="text">
      <style:text-properties officeooo:rsid="003e68df"/>
    </style:style>
    <style:style style:name="T481" style:family="text">
      <style:text-properties officeooo:rsid="00439f73"/>
    </style:style>
    <style:style style:name="T482" style:family="text">
      <style:text-properties officeooo:rsid="004cdc3c"/>
    </style:style>
    <style:style style:name="T483" style:family="text">
      <style:text-properties officeooo:rsid="004d38ad"/>
    </style:style>
    <style:style style:name="T484" style:family="text">
      <style:text-properties officeooo:rsid="00521871"/>
    </style:style>
    <style:style style:name="T485" style:family="text">
      <style:text-properties officeooo:rsid="00565a4a"/>
    </style:style>
    <style:style style:name="T486" style:family="text">
      <style:text-properties officeooo:rsid="0057b4fc"/>
    </style:style>
    <style:style style:name="T487" style:family="text">
      <style:text-properties style:font-weight-asian="bold" style:font-weight-complex="bold"/>
    </style:style>
    <style:style style:name="T488" style:family="text">
      <style:text-properties officeooo:rsid="005fdf30" style:font-weight-asian="bold" style:font-weight-complex="bold"/>
    </style:style>
    <style:style style:name="T489" style:family="text">
      <style:text-properties officeooo:rsid="004e98d7"/>
    </style:style>
    <style:style style:name="T490" style:family="text">
      <style:text-properties officeooo:rsid="006129dd"/>
    </style:style>
    <style:style style:name="T491" style:family="text">
      <style:text-properties officeooo:rsid="00655b03"/>
    </style:style>
    <style:style style:name="T492" style:family="text">
      <style:text-properties officeooo:rsid="0066a86f"/>
    </style:style>
    <style:style style:name="T493" style:family="text">
      <style:text-properties officeooo:rsid="006973e8"/>
    </style:style>
    <style:style style:name="T494" style:family="text">
      <style:text-properties officeooo:rsid="00804fd0"/>
    </style:style>
    <style:style style:name="T495" style:family="text">
      <style:text-properties officeooo:rsid="00b3093f"/>
    </style:style>
    <style:style style:name="T496" style:family="text">
      <style:text-properties officeooo:rsid="0080db45"/>
    </style:style>
    <style:style style:name="T497" style:family="text">
      <style:text-properties officeooo:rsid="008315fe"/>
    </style:style>
    <style:style style:name="T498" style:family="text">
      <style:text-properties officeooo:rsid="008ce52c"/>
    </style:style>
    <style:style style:name="T499" style:family="text">
      <style:text-properties officeooo:rsid="008fc3c9"/>
    </style:style>
    <style:style style:name="T500" style:family="text">
      <style:text-properties officeooo:rsid="00927013"/>
    </style:style>
    <style:style style:name="T501" style:family="text">
      <style:text-properties officeooo:rsid="009b077e"/>
    </style:style>
    <style:style style:name="T502" style:family="text">
      <style:text-properties officeooo:rsid="00a0a8b6"/>
    </style:style>
    <style:style style:name="T503" style:family="text">
      <style:text-properties officeooo:rsid="00a6c7e0"/>
    </style:style>
    <style:style style:name="T504" style:family="text">
      <style:text-properties officeooo:rsid="00b13534"/>
    </style:style>
    <style:style style:name="T505" style:family="text">
      <style:text-properties officeooo:rsid="00b15a42"/>
    </style:style>
    <style:style style:name="T506" style:family="text">
      <style:text-properties officeooo:rsid="00b7cf73"/>
    </style:style>
    <style:style style:name="T507" style:family="text">
      <style:text-properties officeooo:rsid="00b93ad0"/>
    </style:style>
    <style:style style:name="T508" style:family="text">
      <style:text-properties officeooo:rsid="00bb9c22"/>
    </style:style>
    <style:style style:name="T509" style:family="text">
      <style:text-properties officeooo:rsid="00bd3111"/>
    </style:style>
    <style:style style:name="T510" style:family="text">
      <style:text-properties officeooo:rsid="00bdb4ae"/>
    </style:style>
    <style:style style:name="T511" style:family="text">
      <style:text-properties officeooo:rsid="00c10f9c"/>
    </style:style>
    <style:style style:name="T512" style:family="text">
      <style:text-properties style:text-underline-style="solid" style:text-underline-width="auto" style:text-underline-color="font-color"/>
    </style:style>
    <style:style style:name="T513" style:family="text">
      <style:text-properties style:text-underline-style="solid" style:text-underline-width="auto" style:text-underline-color="font-color" officeooo:rsid="00bb9c22"/>
    </style:style>
    <style:style style:name="T514" style:family="text">
      <style:text-properties officeooo:rsid="00d3b3b5"/>
    </style:style>
    <style:style style:name="T515" style:family="text">
      <style:text-properties officeooo:rsid="00d93b15"/>
    </style:style>
    <style:style style:name="T516" style:family="text">
      <style:text-properties officeooo:rsid="00dcbe95"/>
    </style:style>
    <style:style style:name="T517" style:family="text">
      <style:text-properties officeooo:rsid="00ebe10b"/>
    </style:style>
    <style:style style:name="T518" style:family="text">
      <style:text-properties fo:color="#9cdcfe" style:font-name="Droid Sans Mono" fo:font-size="10.5pt" fo:font-weight="normal" officeooo:rsid="00f2a77a" fo:background-color="transparent" loext:char-shading-value="0" style:font-weight-asian="normal" style:font-weight-complex="normal"/>
    </style:style>
    <style:style style:name="T519" style:family="text">
      <style:text-properties fo:color="#9cdcfe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20" style:family="text">
      <style:text-properties fo:color="#d4d4d4" style:font-name="Droid Sans Mono" fo:font-size="10.5pt" fo:font-weight="normal" officeooo:rsid="00f2a77a" fo:background-color="transparent" loext:char-shading-value="0" style:font-weight-asian="normal" style:font-weight-complex="normal"/>
    </style:style>
    <style:style style:name="T521" style:family="text">
      <style:text-properties fo:color="#d4d4d4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22" style:family="text">
      <style:text-properties fo:color="#dcdcaa" style:font-name="Droid Sans Mono" fo:font-size="10.5pt" fo:font-weight="normal" officeooo:rsid="00f2a77a" fo:background-color="transparent" loext:char-shading-value="0" style:font-weight-asian="normal" style:font-weight-complex="normal"/>
    </style:style>
    <style:style style:name="T523" style:family="text">
      <style:text-properties fo:color="#dcdcaa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24" style:family="text">
      <style:text-properties fo:color="#4ec9b0" style:font-name="Droid Sans Mono" fo:font-size="10.5pt" fo:font-weight="normal" officeooo:rsid="00f2a77a" fo:background-color="transparent" loext:char-shading-value="0" style:font-weight-asian="normal" style:font-weight-complex="normal"/>
    </style:style>
    <style:style style:name="T525" style:family="text">
      <style:text-properties fo:color="#569cd6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526" style:family="text">
      <style:text-properties officeooo:rsid="00ee354f"/>
    </style:style>
    <style:style style:name="T527" style:family="text">
      <style:text-properties style:font-weight-asian="normal" style:font-weight-complex="normal"/>
    </style:style>
    <style:style style:name="T528" style:family="text">
      <style:text-properties fo:color="#c586c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53"><text:span text:style-name="T8">-</text:span><text:span text:style-name="T9">&gt; </text:span><text:span text:style-name="T8">// </text:span>- single line comments</text:p>
      <text:p text:style-name="P153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153"><text:span text:style-name="T8">-</text:span><text:span text:style-name="T11">&gt; int main() {... </text:span><text:span text:style-name="T12">return 0;</text:span><text:span text:style-name="T11">} </text:span><text:span text:style-name="T152">- starting point of program execution.</text:span></text:p>
      <text:p text:style-name="P5"><text:span text:style-name="T10">-&gt; sizeof() </text:span><text:span text:style-name="T1">- </text:span>Yields the size in bytes of the object representation of type</text:p>
      <text:p text:style-name="Preformatted_20_Text"><text:tab/><text:span text:style-name="T160">sizeof(int)<text:tab/></text:span><text:span text:style-name="T331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53"> - defining namespace</text:span></text:p>
      <text:p text:style-name="Preformatted_20_Text"><text:tab/><text:span text:style-name="T159">using namespace std;</text:span></text:p>
      <text:p text:style-name="P16"><text:span text:style-name="T13">-</text:span><text:span text:style-name="T14">&gt; using …;</text:span><text:span text:style-name="T223"> - enable to specify only what you need</text:span></text:p>
      <text:p text:style-name="Preformatted_20_Text"><text:span text:style-name="T344"><text:tab/></text:span><text:span text:style-name="T161">using std::cin;</text:span></text:p>
      <text:p text:style-name="Preformatted_20_Text"><text:span text:style-name="T8">-</text:span><text:span text:style-name="T15">&gt; </text:span><text:span text:style-name="T80">&lt;&lt;</text:span><text:span text:style-name="T15"> </text:span><text:span text:style-name="T224">- insertion operator</text:span></text:p>
      <text:p text:style-name="Preformatted_20_Text"><text:span text:style-name="T8">-</text:span><text:span text:style-name="T15">&gt; &gt;&gt;</text:span><text:span text:style-name="T224"> - extraction operator</text:span></text:p>
      <text:p text:style-name="Preformatted_20_Text"><text:span text:style-name="T8">-</text:span><text:span text:style-name="T22">&gt; const</text:span><text:span text:style-name="T464"> – declare constant variable, function</text:span></text:p>
      <text:p text:style-name="Preformatted_20_Text"><text:tab/><text:span text:style-name="T158">const int months_in_year {12};</text:span></text:p>
      <text:p text:style-name="P154"><text:span text:style-name="T63">-</text:span><text:span text:style-name="T64">&gt; </text:span><text:span text:style-name="T65">static_cast&lt;data_type&gt;(variable)</text:span><text:span text:style-name="T467"> - </text:span>e<text:span text:style-name="T467">xplicit type casting</text:span></text:p>
      <text:p text:style-name="P154"><text:tab/><text:span text:style-name="T154">num3 = </text:span><text:span text:style-name="T155">static_cast&lt;double&gt;(num1)</text:span><text:span text:style-name="T154"> / num2</text:span></text:p>
      <text:p text:style-name="P151"><text:span text:style-name="T8">-</text:span><text:span text:style-name="T26">&gt; !, &amp;&amp;, ||</text:span><text:span text:style-name="T473"> - logical operators: not, and, or</text:span></text:p>
      <text:p text:style-name="P18"><text:tab/><text:span text:style-name="T175">w</text:span><text:span text:style-name="T176">ithin_bounds = (num &gt; lower &amp;&amp; num &lt; upper)</text:span><text:span text:style-name="T250"> -</text:span><text:span text:style-name="T251"> important parenthesis </text:span><text:span text:style-name="T252">for <text:tab/><text:tab/>logical expressions</text:span></text:p>
      <text:p text:style-name="P18"><text:span text:style-name="T88">-</text:span><text:span text:style-name="T109">&gt; &amp;&amp; &gt; || </text:span><text:span text:style-name="T263">- &amp;&amp; has precedence over ||, this means that parentheses are placed <text:tab/>to evaluate what would be evaluated together.</text:span></text:p>
      <text:p text:style-name="P22"/>
      <text:p text:style-name="P18"><text:span text:style-name="T88">-</text:span><text:span text:style-name="T90">&gt; if, else if, else</text:span><text:span text:style-name="T254"> – conditionals</text:span></text:p>
      <text:p text:style-name="P72"><text:tab/>if (expr) {...;}</text:p>
      <text:p text:style-name="P72"><text:tab/>else if (expr) {...;}</text:p>
      <text:p text:style-name="P73"><text:tab/>else {...;}</text:p>
      <text:p text:style-name="P133"><text:span text:style-name="T90">-</text:span><text:span text:style-name="T110">&gt; goto </text:span><text:span text:style-name="T410">- </text:span><text:span text:style-name="T264">A </text:span><text:span text:style-name="T238">goto</text:span><text:span text:style-name="T264"> statement provides an unconditional jump from the goto to a </text:span><text:span text:style-name="T390"><text:tab/>labeled statement in the same function. It is discouraged to used.</text:span></text:p>
      <text:p text:style-name="P80"><text:tab/>if (n &gt; 10) goto label; </text:p>
      <text:p text:style-name="P80"><text:tab/>...</text:p>
      <text:p text:style-name="P80"><text:tab/>label: std::cout &lt;&lt; “Breaking out of nest for loops.” &lt;&lt; std::endl;</text:p>
      <text:p text:style-name="P23"><text:span text:style-name="T8">-&gt; (cond_expr) ? expr1 : expr2 </text:span>- short form of ‘if’ statement</text:p>
      <text:p text:style-name="P69"><text:span text:style-name="T257"><text:tab/></text:span><text:span text:style-name="T256">cout &lt;&lt; num &lt;&lt; " is " &lt;&lt; ( (num %2 ==0) ? "even" : "odd" <text:s/>) &lt;&lt; endl;</text:span></text:p>
      <text:p text:style-name="P19"><text:span text:style-name="T88">-</text:span><text:span text:style-name="T91">&gt; switch </text:span><text:span text:style-name="T237">–</text:span><text:span text:style-name="T255"> used for multiply if statements</text:span></text:p>
      <text:p text:style-name="P137"><text:span text:style-name="T5"><text:tab/>switch</text:span>(expression) {</text:p>
      <text:p text:style-name="P138"><text:tab/> <text:s text:c="2"/><text:tab/><text:span text:style-name="T5">case</text:span> constant-expression:</text:p>
      <text:p text:style-name="P138"><text:s text:c="6"/><text:tab/><text:tab/>statement(s);</text:p>
      <text:p text:style-name="P138"><text:s text:c="6"/><text:tab/><text:tab/><text:span text:style-name="T5">break</text:span>; <text:tab/>//optional</text:p>
      <text:p text:style-name="P138"><text:s text:c="3"/><text:tab/><text:tab/>// you can have any number of case statements.</text:p>
      <text:p text:style-name="P138"><text:s text:c="3"/><text:tab/><text:tab/><text:span text:style-name="T5">default</text:span>: <text:tab/><text:tab/>//Optional</text:p>
      <text:p text:style-name="P138"><text:s text:c="6"/><text:tab/><text:tab/>statement(s);<text:tab/>}</text:p>
      <text:p text:style-name="P19"><text:span text:style-name="T88">-</text:span><text:span text:style-name="T89">&gt; for (int i = 0; i &lt; n; i++){...;}</text:span><text:span text:style-name="T253"> - basic for loop</text:span></text:p>
      <text:p text:style-name="P141"><text:tab/>for (int i {1}<text:span text:style-name="T5">,</text:span> j {5} ; i &lt;= 5; ++i<text:span text:style-name="T5">,</text:span> ++j) {</text:p>
      <text:p text:style-name="P141"><text:tab/><text:tab/>cout &lt;&lt; i &lt;&lt; “ * “ &lt;&lt; j &lt;&lt; “ : “ &lt;&lt; (i * j) &lt;&lt; endl;</text:p>
      <text:p text:style-name="P143"><text:tab/>}</text:p>
      <text:p text:style-name="P93"><text:span text:style-name="T92">-</text:span><text:span text:style-name="T93">&gt; </text:span><text:span text:style-name="T94">for (var_type var_name: sequence) {...;</text:span><text:span text:style-name="T81">}</text:span><text:span text:style-name="T227"> - range-based for loops</text:span></text:p>
      <text:p text:style-name="P70"><text:span text:style-name="T227"><text:tab/></text:span><text:span text:style-name="T228">for (</text:span><text:span text:style-name="T234">auto</text:span><text:span text:style-name="T229">/</text:span><text:span text:style-name="T235">int</text:span><text:span text:style-name="T228"> score : scores) </text:span></text:p>
      <text:p text:style-name="P82"><text:tab/><text:tab/>cout &lt;&lt; score &lt;&lt; endl;</text:p>
      <text:p text:style-name="P39"><text:tab/>If the values stored in the range are expensive to copy, you may want to <text:tab/>use const auto &amp;val.</text:p>
      <text:p text:style-name="P89"><text:span text:style-name="T227"><text:tab/></text:span><text:span text:style-name="T228">for (</text:span><text:span text:style-name="T236">const</text:span><text:span text:style-name="T231"> </text:span><text:span text:style-name="T234">auto</text:span><text:span text:style-name="T228"> </text:span><text:span text:style-name="T232">&amp;</text:span><text:span text:style-name="T231">val</text:span><text:span text:style-name="T228"> : </text:span><text:span text:style-name="T231">values</text:span><text:span text:style-name="T228">) </text:span></text:p>
      <text:p text:style-name="P83"><text:tab/><text:tab/>cout &lt;&lt; <text:span text:style-name="T503">val</text:span> &lt;&lt; endl;<text:tab/></text:p>
      <text:p text:style-name="P94"><text:span text:style-name="T92">-</text:span><text:span text:style-name="T95">&gt; </text:span><text:span text:style-name="T96">while (expression) {...;</text:span><text:span text:style-name="T95">}</text:span><text:span text:style-name="T303"> </text:span><text:span text:style-name="T394">- basic while loop</text:span></text:p>
      <text:p text:style-name="P94"><text:span text:style-name="T95">-&gt; </text:span><text:span text:style-name="T97">do {...;</text:span><text:span text:style-name="T95">} while (expression);</text:span><text:span text:style-name="T394"> - basic do-while loop</text:span></text:p>
      <text:p text:style-name="P71"><text:span text:style-name="T250"><text:tab/></text:span><text:span text:style-name="T258">int number {};</text:span></text:p>
      <text:p text:style-name="P142"><text:tab/><text:tab/>do {</text:p>
      <text:p text:style-name="P142"><text:tab/><text:tab/><text:tab/>cout &lt;&lt; “Enter an integer between 1 and 5: “;</text:p>
      <text:p text:style-name="P142"><text:tab/><text:tab/><text:tab/>cin &gt;&gt; number;</text:p>
      <text:p text:style-name="P74"><text:tab/><text:tab/>} while (number &lt;= 1 || number &gt;= 5);</text:p>
      <text:p text:style-name="P20"><text:soft-page-break/><text:span text:style-name="T8">-</text:span><text:span text:style-name="T28">&gt; abs()</text:span><text:span text:style-name="T476"> - return absolute value</text:span></text:p>
      <text:p text:style-name="P20"><text:tab/><text:span text:style-name="T213">int n = std::abs(-10);</text:span></text:p>
      <text:p text:style-name="P20"><text:span text:style-name="T8">-</text:span><text:span text:style-name="T32">&gt; (int)c / (char)n </text:span><text:span text:style-name="T480">– conversion betwee</text:span><text:span text:style-name="T289">n int and char </text:span><text:span text:style-name="T290">for letters eg. ‘a’</text:span></text:p>
      <text:p text:style-name="P173"><text:tab/>int n = (int)arr[i] + 1;</text:p>
      <text:p text:style-name="P175"><text:tab/>char c = (char)n;</text:p>
      <text:p text:style-name="P24"><text:span text:style-name="T8">-</text:span><text:span text:style-name="T38">&gt; (int)a – int(‘0’)</text:span><text:span text:style-name="T486"> – conversion from character digits to int (trick), if ‘a’ <text:tab/>is a digit between 0-9</text:span></text:p>
      <text:p text:style-name="P140"><text:span text:style-name="T120">-</text:span><text:span text:style-name="T121">&gt; decltype() </text:span><text:span text:style-name="T422">- i</text:span>nspects the declared type of an entity or the type and value <text:tab/>cat<text:span text:style-name="T226">egory of an expression. </text:span></text:p>
      <text:p text:style-name="P144"><text:tab/>const int x = 123;</text:p>
      <text:p text:style-name="P144"><text:tab/>a<text:span text:style-name="T516">u</text:span>to y = x;<text:tab/><text:tab/><text:tab/>// y has type int</text:p>
      <text:p text:style-name="P144"><text:tab/>decltype(auto) z = x; <text:tab/>// z has type const int, the declared type of x</text:p>
      <text:p text:style-name="P64"><text:span text:style-name="T468">-</text:span><text:span text:style-name="T469">&gt; </text:span><text:span text:style-name="T470">r</text:span><text:span text:style-name="T471">eturn_type</text:span><text:span text:style-name="T470"> function_name(parameters) </text:span><text:span text:style-name="T495">{<text:tab/><text:tab/></text:span><text:span text:style-name="T368">- </text:span><text:span text:style-name="T369">regular function</text:span></text:p>
      <text:p text:style-name="P181"><text:tab/>statements(s);</text:p>
      <text:p text:style-name="P180"><text:tab/>return 0;<text:span text:style-name="T468">}</text:span></text:p>
      <text:p text:style-name="P113"><text:span text:style-name="T92">-</text:span><text:span text:style-name="T100">&gt; </text:span><text:span text:style-name="T101">void function_name(</text:span><text:span text:style-name="T100">parameters</text:span><text:span text:style-name="T101">) {<text:tab/><text:tab/><text:tab/><text:tab/></text:span><text:span text:style-name="T397">- </text:span><text:span text:style-name="T387">void</text:span><text:span text:style-name="T398"> function</text:span></text:p>
      <text:p text:style-name="P180"><text:tab/>statements(s);</text:p>
      <text:p text:style-name="P180"><text:tab/>return; // optional}</text:p>
      <text:p text:style-name="P183"><text:span text:style-name="T101">-</text:span><text:span text:style-name="T105">&gt; int multiply(int a, int b = 1); </text:span><text:span text:style-name="T421">default values must be specified in function <text:tab/>declaration</text:span></text:p>
      <text:p text:style-name="P182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496">function prototype</text:span></text:p>
      <text:p text:style-name="P47"><text:span text:style-name="T7">-</text:span><text:span text:style-name="T147">&gt; </text:span><text:span text:style-name="T129">void scale_number(int &amp;num);</text:span><text:span text:style-name="T259"> - </text:span><text:span text:style-name="T260">pass by reference</text:span></text:p>
      <text:p text:style-name="P8"><text:span text:style-name="T7">-</text:span><text:span text:style-name="T148">&gt; static </text:span><text:span text:style-name="T497">–</text:span><text:span text:style-name="T337"> variable declared with keyword static preserves its value between <text:tab/>function calls</text:span></text:p>
      <text:p text:style-name="P9"><text:span text:style-name="T337"><text:tab/></text:span><text:span text:style-name="T177">static int value {10};</text:span></text:p>
      <text:p text:style-name="P10"><text:span text:style-name="T7">-</text:span><text:span text:style-name="T149">&gt; inline </text:span><text:span text:style-name="T338">- </text:span><text:span text:style-name="T261">suggest to the compiler to compile </text:span><text:span text:style-name="T262">function</text:span><text:span text:style-name="T261"> ‘inline’</text:span></text:p>
      <text:p text:style-name="P10"><text:tab/><text:span text:style-name="T192">inline</text:span><text:span text:style-name="T178"> int add_number(int a, int b) {...;</text:span><text:span text:style-name="T179">}</text:span><text:tab/></text:p>
      <text:p text:style-name="P184"><text:span text:style-name="T106">-</text:span><text:span text:style-name="T107">&gt; </text:span><text:span text:style-name="T108">nullptr</text:span><text:span text:style-name="T106">;</text:span><text:span text:style-name="T407"> - </text:span><text:span text:style-name="T409">a</text:span><text:span text:style-name="T408"> keyword denoting a null pointer constant. It can be converted to <text:tab/>any pointer or pointer-to-member type, yielding a null pointer of the <text:tab/>resulting type.</text:span></text:p>
      <text:p text:style-name="P8"/>
      <text:p text:style-name="P48">0) class:</text:p>
      <text:p text:style-name="P14"><text:span text:style-name="T7">-&gt; this </text:span><text:span text:style-name="T330">- is a pointer to the instance of the class on which the</text:span></text:p>
      <text:p text:style-name="P126"><text:tab/>function was called. <text:span text:style-name="T5">this</text:span> cannot be used in a static member function.</text:p>
      <text:p text:style-name="P8"/>
      <text:p text:style-name="P8">1) variables:</text:p>
      <text:p text:style-name="P52"/>
      <text:p text:style-name="P146"><text:span text:style-name="T18">-</text:span><text:span text:style-name="T19">&gt; </text:span><text:span text:style-name="T18">int age;</text:span><text:span text:style-name="T326"> - uninitiliazed </text:span><text:span text:style-name="T327">(not a good practice)</text:span></text:p>
      <text:p text:style-name="P145"><text:span text:style-name="T19">-&gt; </text:span><text:span text:style-name="T18">int age = 21; </text:span><text:span text:style-name="T326">- C-like initilization</text:span></text:p>
      <text:p text:style-name="P145"><text:span text:style-name="T18">-</text:span><text:span text:style-name="T19">&gt; </text:span><text:span text:style-name="T18">int age (21); </text:span><text:span text:style-name="T326">- Constructor initilization</text:span></text:p>
      <text:p text:style-name="P145"><text:span text:style-name="T18">-</text:span><text:span text:style-name="T19">&gt; </text:span><text:span text:style-name="T18">int age {21}; </text:span><text:span text:style-name="T326">- c++11 list initilization syntax; helps to catch an error, <text:tab/></text:span><text:span text:style-name="T173">recommended</text:span><text:span text:style-name="T326"> <text:tab/></text:span></text:p>
      <text:p text:style-name="P148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148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148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148"><text:span text:style-name="T8">-</text:span><text:span text:style-name="T19">&gt; </text:span><text:span text:style-name="T8">unsigned/signed long long int </text:span><text:span text:style-name="T344"># at least 64 bits</text:span></text:p>
      <text:p text:style-name="P147"><text:span text:style-name="T8">-</text:span><text:span text:style-name="T19">&gt; </text:span><text:span text:style-name="T8">float</text:span> – 7 decimal digits</text:p>
      <text:p text:style-name="P146"><text:span text:style-name="T20">-</text:span><text:span text:style-name="T19">&gt; </text:span><text:span text:style-name="T20">double</text:span><text:span text:style-name="T462"> – 15 decimal digits</text:span></text:p>
      <text:p text:style-name="P147"><text:span text:style-name="T8">-</text:span><text:span text:style-name="T19">&gt; </text:span><text:span text:style-name="T8">long double</text:span><text:span text:style-name="T7"> </text:span>– 19 decimal digits</text:p>
      <text:p text:style-name="P147"><text:span text:style-name="T8">-</text:span><text:span text:style-name="T21">&gt; bool </text:span><text:span text:style-name="T463">– true/false</text:span></text:p>
      <text:p text:style-name="Preformatted_20_Text"/>
      <text:p text:style-name="P13">2) pointers:</text:p>
      <text:p text:style-name="Preformatted_20_Text"/>
      <text:p text:style-name="P115">-<text:span text:style-name="T498">&gt; </text:span><text:span text:style-name="Source_20_Text"><text:span text:style-name="T180">type *name </text:span></text:span><text:span text:style-name="Source_20_Text"><text:span text:style-name="T181">{nullptr}</text:span></text:span><text:span text:style-name="Source_20_Text"><text:span text:style-name="T180">; - </text:span></text:span><text:span text:style-name="Source_20_Text"><text:span text:style-name="T182">pointer declaration</text:span></text:span></text:p>
      <text:p text:style-name="P115"><text:span text:style-name="Source_20_Text"><text:span text:style-name="T182"><text:tab/></text:span></text:span><text:span text:style-name="Variable"><text:span text:style-name="T304">char</text:span></text:span><text:span text:style-name="Source_20_Text"><text:span text:style-name="T304"> *</text:span></text:span><text:span text:style-name="Source_20_Text"><text:span text:style-name="T314">c</text:span></text:span><text:span text:style-name="Source_20_Text"><text:span text:style-name="T304"> </text:span></text:span><text:span text:style-name="Source_20_Text"><text:span text:style-name="T305">{</text:span></text:span><text:span text:style-name="Source_20_Text"><text:span text:style-name="T294">nullptr</text:span></text:span><text:span text:style-name="Source_20_Text"><text:span text:style-name="T305">}</text:span></text:span><text:span text:style-name="Source_20_Text"><text:span text:style-name="T304">; - points to nowhere</text:span></text:span></text:p>
      <text:p text:style-name="P115"><text:span text:style-name="Source_20_Text"><text:span text:style-name="T304"><text:tab/>int *num; - </text:span></text:span><text:span text:style-name="Source_20_Text"><text:span text:style-name="T401">uninitiliazed pointer points to ‘garbage data’</text:span></text:span></text:p>
      <text:p text:style-name="P115"><text:span text:style-name="Source_20_Text"><text:span text:style-name="T401"><text:tab/></text:span></text:span><text:span text:style-name="Variable"><text:span text:style-name="T306">double</text:span></text:span><text:span text:style-name="Source_20_Text"><text:span text:style-name="T306"> *decimals </text:span></text:span><text:span text:style-name="Source_20_Text"><text:span text:style-name="T305">{}</text:span></text:span><text:span text:style-name="Source_20_Text"><text:span text:style-name="T306">;</text:span></text:span><text:span text:style-name="Source_20_Text"><text:span text:style-name="T401"> - initialized pointer, points to 0</text:span></text:span></text:p>
      <text:p text:style-name="P116"><text:span text:style-name="Source_20_Text"><text:span text:style-name="T401"><text:tab/></text:span></text:span><text:span text:style-name="Source_20_Text"><text:span text:style-name="T307">int *num2_ptr {&amp;num2};<text:tab/><text:tab/></text:span></text:span><text:span text:style-name="Source_20_Text"><text:span text:style-name="T402">// </text:span></text:span><text:span text:style-name="Source_20_Text"><text:span text:style-name="T401">pointer to num2</text:span></text:span></text:p>
      <text:p text:style-name="P115"><text:span text:style-name="Source_20_Text"><text:span text:style-name="T182">-&gt; *ptr; - pointer dereferencing</text:span></text:span></text:p>
      <text:p text:style-name="P116"><text:span text:style-name="Source_20_Text"><text:span text:style-name="T182"><text:tab/></text:span></text:span><text:span text:style-name="Source_20_Text"><text:span text:style-name="T295">(*ptr).</text:span></text:span><text:span text:style-name="Source_20_Text"><text:span text:style-name="T308">at(0) = 5;</text:span></text:span></text:p>
      <text:p text:style-name="P116"><text:span text:style-name="Source_20_Text"><text:span text:style-name="T308"><text:tab/></text:span></text:span><text:span text:style-name="Source_20_Text"><text:span text:style-name="T295">ptr-&gt;</text:span></text:span><text:span text:style-name="Source_20_Text"><text:span text:style-name="T308">at(1) = 10;</text:span></text:span></text:p>
      <text:p text:style-name="P116"><text:span text:style-name="Source_20_Text"><text:span text:style-name="T182">-</text:span></text:span><text:span text:style-name="Source_20_Text"><text:span text:style-name="T183">&gt; </text:span></text:span><text:span text:style-name="Source_20_Text"><text:span text:style-name="T307">num2_ptr = nullptr; </text:span></text:span><text:span text:style-name="Source_20_Text"><text:span text:style-name="T402"><text:s text:c="11"/></text:span></text:span><text:span text:style-name="Source_20_Text"><text:span text:style-name="T433">// 'nulling out' the pointer</text:span></text:span></text:p>
      <text:p text:style-name="P115"><text:soft-page-break/><text:span text:style-name="Source_20_Text"><text:span text:style-name="T182">-</text:span></text:span><text:span text:style-name="Source_20_Text"><text:span text:style-name="T183">&gt; dynamic memory allocation with ‘new’ and ‘delete’</text:span></text:span></text:p>
      <text:p text:style-name="P116"><text:span text:style-name="Source_20_Text"><text:span text:style-name="T183"><text:tab/></text:span></text:span><text:span text:style-name="Source_20_Text"><text:span text:style-name="T309">int *int_ptr {nullptr};<text:tab/><text:tab/></text:span></text:span></text:p>
      <text:p text:style-name="P116"><text:span text:style-name="Source_20_Text"><text:span text:style-name="T309"><text:tab/>int_ptr = </text:span></text:span><text:span text:style-name="Source_20_Text"><text:span text:style-name="T296">new</text:span></text:span><text:span text:style-name="Source_20_Text"><text:span text:style-name="T309"> int;<text:tab/><text:tab/><text:tab/></text:span></text:span><text:span text:style-name="Source_20_Text"><text:span text:style-name="T403">// allocating an int on the heap</text:span></text:span></text:p>
      <text:p text:style-name="P116"><text:tab/><text:span text:style-name="T297">delete</text:span><text:span text:style-name="T310"> int_ptr;</text:span><text:span text:style-name="T404"><text:tab/><text:tab/><text:tab/><text:tab/>// frees the allocated storage</text:span></text:p>
      <text:p text:style-name="P117"><text:span text:style-name="T404">-</text:span><text:span text:style-name="T405">&gt; </text:span><text:span text:style-name="Source_20_Text"><text:span text:style-name="T183">dynamic memory allocation </text:span></text:span><text:span text:style-name="Source_20_Text"><text:span text:style-name="T188">for an array</text:span></text:span></text:p>
      <text:p text:style-name="P117"><text:span text:style-name="Source_20_Text"><text:span text:style-name="T188"><text:tab/></text:span></text:span><text:span text:style-name="Source_20_Text"><text:span text:style-name="T315">int *array_ptr {nullptr};</text:span></text:span></text:p>
      <text:p text:style-name="P117"><text:span text:style-name="Source_20_Text"><text:span text:style-name="T315"><text:tab/></text:span></text:span><text:span text:style-name="Source_20_Text"><text:span text:style-name="T301">array_ptr = new int[size]</text:span></text:span><text:span text:style-name="Source_20_Text"><text:span text:style-name="T315">;</text:span></text:span><text:span text:style-name="Source_20_Text"><text:span text:style-name="T388"><text:tab/><text:tab/>// allocate array on the heap</text:span></text:span></text:p>
      <text:p text:style-name="P117"><text:span text:style-name="Source_20_Text"><text:span text:style-name="T302"><text:tab/>delete</text:span></text:span><text:span text:style-name="Source_20_Text"><text:span text:style-name="T316"> </text:span></text:span><text:span text:style-name="Source_20_Text"><text:span text:style-name="T302">[]</text:span></text:span><text:span text:style-name="Source_20_Text"><text:span text:style-name="T316"> </text:span></text:span><text:span text:style-name="Source_20_Text"><text:span text:style-name="T302">array_ptr</text:span></text:span><text:span text:style-name="Source_20_Text"><text:span text:style-name="T316">;</text:span></text:span><text:span text:style-name="Source_20_Text"><text:span text:style-name="T389"><text:tab/><text:tab/><text:tab/>// frees allocated storage</text:span></text:span></text:p>
      <text:p text:style-name="P118"><text:span text:style-name="T404">-</text:span><text:span text:style-name="T406">&gt; </text:span><text:span text:style-name="T298">const</text:span><text:span text:style-name="T311"> int *score_ptr {&amp;high_score}; - </text:span><text:span text:style-name="T442">pointers to constant</text:span></text:p>
      <text:p text:style-name="P119"><text:span text:style-name="T440">-</text:span><text:span text:style-name="T441">&gt; </text:span><text:span text:style-name="T317">int </text:span><text:span text:style-name="T319">*const</text:span><text:span text:style-name="T317"> score_ptr {&amp;high_score}; - </text:span><text:span text:style-name="T318">constant pointer </text:span></text:p>
      <text:p text:style-name="P116"><text:span text:style-name="T404">-</text:span><text:span text:style-name="T406">&gt; passing pointers to a function (pass-by reference)</text:span></text:p>
      <text:p text:style-name="P118"><text:span text:style-name="T406"><text:tab/></text:span><text:span text:style-name="T312">void double_data(</text:span><text:span text:style-name="T299">int *int_ptr</text:span><text:span text:style-name="T312">) {</text:span><text:span text:style-name="T299">*int_ptr</text:span><text:span text:style-name="T312"> *= 2;</text:span><text:span text:style-name="T406">}</text:span></text:p>
      <text:p text:style-name="P116"><text:span text:style-name="T404">-</text:span><text:span text:style-name="T406">&gt; return a pointer from a function</text:span></text:p>
      <text:p text:style-name="P118"><text:span text:style-name="T406"><text:tab/></text:span><text:span text:style-name="T300">int *</text:span><text:span text:style-name="T313">create_array(size_t size, int init_value = 0);</text:span></text:p>
      <text:p text:style-name="P21"/>
      <text:p text:style-name="P11">a) climits:</text:p>
      <text:p text:style-name="P53"/>
      <text:p text:style-name="P55">-<text:span text:style-name="T465">&gt; #include &lt;climits&gt;</text:span></text:p>
      <text:p text:style-name="P53"><text:span text:style-name="T8">-&gt; INT_MIN / INT_MAX </text:span>– minimum, maximum value of variable. Other popular <text:tab/>possibilities: CHAR, SHRT, LONG)</text:p>
      <text:p text:style-name="P66"/>
      <text:p text:style-name="P66"/>
      <text:p text:style-name="P6">a) cmath:</text:p>
      <text:p text:style-name="Preformatted_20_Text"/>
      <text:p text:style-name="P54">-<text:span text:style-name="T477">&gt; #include &lt;cmath&gt;</text:span></text:p>
      <text:p text:style-name="Preformatted_20_Text"><text:span text:style-name="T82">-&gt; pow(val, pow)</text:span><text:span text:style-name="T475"> – raises to a given power</text:span></text:p>
      <text:p text:style-name="P188"><text:tab/>res += std::pow(num % 10, 2);</text:p>
      <text:p text:style-name="Preformatted_20_Text"><text:span text:style-name="T8">-</text:span><text:span text:style-name="T30">&gt; round(val)</text:span><text:span text:style-name="T477"> – rounds to t</text:span><text:span text:style-name="T435">he nearest int value</text:span></text:p>
      <text:p text:style-name="P30"><text:tab/><text:span text:style-name="T156">mean_val = round(mean_val * 100) / 100;</text:span></text:p>
      <text:p text:style-name="Preformatted_20_Text"><text:span text:style-name="T116">-&gt; log2</text:span><text:span text:style-name="T186"> </text:span><text:span text:style-name="T414">- </text:span><text:span text:style-name="T379">base 2 logarithm of the given number</text:span></text:p>
      <text:p text:style-name="P188"><text:span text:style-name="T487"><text:tab/></text:span>std::ceil(std::log2(a) - std::log2(b) -1);</text:p>
      <text:p text:style-name="Preformatted_20_Text"><text:span text:style-name="T116">-&gt; sqrt </text:span><text:span text:style-name="T415">-</text:span><text:span text:style-name="T116"> </text:span>computes square root</text:p>
      <text:p text:style-name="P189"><text:tab/>double cross = std::sqrt(w*w + h*h); </text:p>
      <text:p text:style-name="Preformatted_20_Text"><text:span text:style-name="T116">-&gt; ceil </text:span><text:span text:style-name="T344">- </text:span><text:span text:style-name="T370">n</text:span><text:span text:style-name="T344">earest integer not less than the given value</text:span></text:p>
      <text:p text:style-name="P188"><text:span text:style-name="T527"><text:tab/>int exit_number = std::ceil(final_pos * siz / 360);</text:span></text:p>
      <text:p text:style-name="P191"><text:span text:style-name="T8">-&gt; floor </text:span><text:span text:style-name="T344">- </text:span><text:span text:style-name="T370">n</text:span><text:span text:style-name="T344">earest integer not </text:span><text:span text:style-name="T391">more</text:span><text:span text:style-name="T344"> than the given value</text:span></text:p>
      <text:p text:style-name="P190"><text:tab/>int bh = std::floor(boundary_high);</text:p>
      <text:p text:style-name="P54">-&gt; sin</text:p>
      <text:p text:style-name="P54">-&gt; cos</text:p>
      <text:p text:style-name="P54">-&gt; tan</text:p>
      <text:p text:style-name="Preformatted_20_Text"><text:span text:style-name="T8">-&gt; abs</text:span><text:span text:style-name="T41">() </text:span><text:span text:style-name="T492">- return absolute value from expression</text:span></text:p>
      <text:p text:style-name="Preformatted_20_Text"><text:tab/><text:span text:style-name="T214">std::abs(a-b);</text:span></text:p>
      <text:p text:style-name="P186"><text:span text:style-name="T8">-</text:span><text:span text:style-name="T51">&gt; min(a, b) </text:span><text:span text:style-name="T501">– return min of two </text:span><text:span text:style-name="T233">int</text:span><text:span text:style-name="T526"> </text:span><text:span text:style-name="T501">values</text:span></text:p>
      <text:p text:style-name="P187"><text:span text:style-name="T7"><text:tab/></text:span><text:span text:style-name="T217">std::min(5, 10) <text:tab/><text:tab/><text:tab/><text:tab/><text:tab/><text:tab/><text:tab/><text:tab/># out: 5</text:span></text:p>
      <text:p text:style-name="P186"><text:span text:style-name="T8">-</text:span><text:span text:style-name="T51">&gt; </text:span><text:span text:style-name="T83">max</text:span><text:span text:style-name="T51">(a, b) </text:span><text:span text:style-name="T501">– return min of two </text:span><text:span text:style-name="T233">int</text:span><text:span text:style-name="T526"> </text:span><text:span text:style-name="T501">values</text:span></text:p>
      <text:p text:style-name="P187"><text:span text:style-name="T8"><text:tab/></text:span><text:span text:style-name="T217">std::min(5, 10) <text:tab/><text:tab/><text:tab/><text:tab/><text:tab/><text:tab/><text:tab/><text:tab/># out: </text:span><text:span text:style-name="T221">10</text:span></text:p>
      <text:p text:style-name="Preformatted_20_Text"><text:span text:style-name="T8">-</text:span><text:span text:style-name="T51">&gt; fmin(a, b) </text:span><text:span text:style-name="T501">– return min of two </text:span><text:span text:style-name="T526">floating </text:span><text:span text:style-name="T501">values</text:span></text:p>
      <text:p text:style-name="Preformatted_20_Text"><text:tab/><text:span text:style-name="T217">std::fmin(5.</text:span><text:span text:style-name="T221">2</text:span><text:span text:style-name="T217">, 10.</text:span><text:span text:style-name="T221">5</text:span><text:span text:style-name="T217">) <text:tab/><text:tab/><text:tab/><text:tab/><text:tab/><text:tab/><text:tab/># out: 5.</text:span><text:span text:style-name="T221">2</text:span></text:p>
      <text:p text:style-name="P185"><text:span text:style-name="T8">-</text:span><text:span text:style-name="T51">&gt; fmax(a, b)</text:span><text:span text:style-name="T501"> – return max of two </text:span><text:span text:style-name="T526">floating </text:span><text:span text:style-name="T501">values</text:span></text:p>
      <text:p text:style-name="Preformatted_20_Text"><text:tab/><text:span text:style-name="T217">std::fmax(5.</text:span><text:span text:style-name="T221">2</text:span><text:span text:style-name="T217">, 10.</text:span><text:span text:style-name="T221">5</text:span><text:span text:style-name="T217">)<text:tab/><text:tab/><text:tab/><text:tab/><text:tab/><text:tab/><text:tab/># out: 10.</text:span><text:span text:style-name="T221">5</text:span></text:p>
      <text:p text:style-name="Preformatted_20_Text"/>
      <text:p text:style-name="P6">b) iostream:</text:p>
      <text:p text:style-name="P67"/>
      <text:p text:style-name="P57">-<text:span text:style-name="T472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291">– insert “\n”</text:span></text:p>
      <text:p text:style-name="Preformatted_20_Text"><text:span text:style-name="T63">-</text:span><text:span text:style-name="T78">&gt; getchar()</text:span><text:span text:style-name="T6"> </text:span><text:span text:style-name="T515">- to get only a one char input from a user</text:span></text:p>
      <text:p text:style-name="Preformatted_20_Text"><text:tab/><text:span text:style-name="T219">char c = getchar();</text:span></text:p>
      <text:p text:style-name="Preformatted_20_Text"/>
      <text:p text:style-name="P12">c) iomanip:</text:p>
      <text:p text:style-name="P152"><text:span text:style-name="T8">-</text:span><text:span text:style-name="T25">&gt; </text:span><text:span text:style-name="T8">std::boolalpha</text:span> # will display true/false</text:p>
      <text:p text:style-name="P152"><text:span text:style-name="T8">-</text:span><text:span text:style-name="T25">&gt; </text:span><text:span text:style-name="T8">std::noboolalpha</text:span><text:span text:style-name="T3"> </text:span># will display 1/0</text:p>
      <text:p text:style-name="P152"><text:span text:style-name="T8">-</text:span><text:span text:style-name="T54">&gt; std::showpos </text:span><text:span text:style-name="T504"># show plus with positive numbers</text:span></text:p>
      <text:p text:style-name="P121"><text:soft-page-break/><text:span text:style-name="T8">-</text:span><text:span text:style-name="T53">&gt; </text:span><text:span text:style-name="T131">std::resetiosflags</text:span><text:span text:style-name="T132">()</text:span><text:span text:style-name="T320"> </text:span><text:span text:style-name="T452">#</text:span><text:span text:style-name="T321"> </text:span><text:span text:style-name="T443">reset to default</text:span></text:p>
      <text:p text:style-name="P87"><text:span text:style-name="T272"><text:tab/></text:span><text:span text:style-name="T273">std::cout.</text:span><text:span text:style-name="T275">resetiosflags</text:span><text:span text:style-name="T273">(std::ios::</text:span><text:span text:style-name="T274">boolalpha</text:span><text:span text:style-name="T273">);</text:span></text:p>
      <text:p text:style-name="P124"><text:span text:style-name="T133">-</text:span><text:span text:style-name="T132">&gt; std::cout.setf()</text:span><text:span text:style-name="T444"> # set format flags</text:span></text:p>
      <text:p text:style-name="P122"><text:span text:style-name="T443"><text:tab/></text:span><text:span text:style-name="T194">std::cout.setf(std::ios::showpos);</text:span></text:p>
      <text:p text:style-name="P123"><text:span text:style-name="T133">-</text:span><text:span text:style-name="T132">&gt; std::cout.</text:span><text:span text:style-name="T134">un</text:span><text:span text:style-name="T132">setf()</text:span><text:span text:style-name="T444"> # </text:span><text:span text:style-name="T447">un</text:span><text:span text:style-name="T444">set format flags</text:span></text:p>
      <text:p text:style-name="P91"><text:span text:style-name="T279"><text:tab/></text:span><text:span text:style-name="T286">std::cout.unsetf(std::ios::scientific | std::ios::fixed);</text:span></text:p>
      <text:p text:style-name="Preformatted_20_Text"><text:span text:style-name="T8">-</text:span><text:span text:style-name="T54">&gt; std::dec, std::hex, std::oct </text:span><text:span text:style-name="T504">– displaying using different basis</text:span></text:p>
      <text:p text:style-name="P125"><text:tab/><text:span text:style-name="T194">std::cout &lt;&lt; std::hex &lt;&lt; num &lt;&lt; std::endl;</text:span></text:p>
      <text:p text:style-name="Preformatted_20_Text"><text:span text:style-name="T8">-</text:span><text:span text:style-name="T55">&gt; std::cout.setf()</text:span><text:span text:style-name="T505"> # set format flags</text:span></text:p>
      <text:p text:style-name="P90"><text:tab/><text:span text:style-name="T287">std::cout.setf(std::ios::showpos);</text:span></text:p>
      <text:p text:style-name="P127"><text:span text:style-name="T8">-</text:span><text:span text:style-name="T55">&gt; std::setprecision()</text:span><text:span text:style-name="T505"> # </text:span><text:span text:style-name="T445">number of digits displayed, </text:span><text:span text:style-name="T446">default </text:span><text:span text:style-name="T445">6 </text:span><text:span text:style-name="T446">for floats</text:span></text:p>
      <text:p text:style-name="P127"><text:span text:style-name="T135">-&gt; std::fixed </text:span><text:span text:style-name="T446"># </text:span><text:span text:style-name="T445">fixed to a specific number of digits after the decimal point</text:span></text:p>
      <text:p text:style-name="P90"><text:span text:style-name="T277"><text:tab/></text:span><text:span text:style-name="T278">td::cout &lt;&lt; </text:span><text:span text:style-name="T286">std::setprecision(3)</text:span><text:span text:style-name="T278"> &lt;&lt; </text:span><text:span text:style-name="T286">std::fixed</text:span><text:span text:style-name="T278">;</text:span></text:p>
      <text:p text:style-name="Preformatted_20_Text"/>
      <text:p text:style-name="P15">c) files I/O:</text:p>
      <text:p text:style-name="P128"><text:span text:style-name="T8">-&gt; #include &lt;fstream&gt;</text:span> - <text:span text:style-name="T448">provides definitions for formatted input and output <text:tab/>from/to </text:span><text:span text:style-name="T453">files</text:span><text:span text:style-name="T448"> streams</text:span></text:p>
      <text:p text:style-name="P129"><text:span text:style-name="T448"><text:tab/></text:span><text:span text:style-name="T201">std::fstream </text:span><text:span text:style-name="T202">out</text:span><text:span text:style-name="T201">_file {“myfile.txt”, std::ios::</text:span><text:span text:style-name="T202">out</text:span><text:span text:style-name="T201">};</text:span></text:p>
      <text:p text:style-name="P130"><text:span text:style-name="T8">-</text:span><text:span text:style-name="T56">&gt; #include &lt;ifstream&gt; </text:span><text:span text:style-name="T506">- i</text:span>nput stream class to operate on files.</text:p>
      <text:p text:style-name="P130"><text:tab/><text:span text:style-name="T201">std::ifstream in_file {“myfile.txt”, std::ios::in};</text:span><text:line-break/><text:span text:style-name="T8">-</text:span><text:span text:style-name="T56">&gt; </text:span><text:span text:style-name="T57">#</text:span><text:span text:style-name="T56">include &lt;ofstream&gt; </text:span><text:span text:style-name="T506">- input stream class to operate on files.</text:span></text:p>
      <text:p text:style-name="P132"><text:tab/><text:span text:style-name="T201">std::</text:span><text:span text:style-name="T202">o</text:span><text:span text:style-name="T201">fstream </text:span><text:span text:style-name="T202">out</text:span><text:span text:style-name="T201">_file {“myfile.txt”};</text:span><text:span text:style-name="T323"> </text:span></text:p>
      <text:p text:style-name="P130"><text:span text:style-name="T8">-</text:span><text:span text:style-name="T57">&gt; file.open() </text:span><text:span text:style-name="T507">- open a file</text:span></text:p>
      <text:p text:style-name="P130"><text:tab/><text:span text:style-name="T199">std::ifstream in_file; in_file.open(“</text:span><text:span text:style-name="T200">test.txt</text:span><text:span text:style-name="T199">”);</text:span></text:p>
      <text:p text:style-name="Preformatted_20_Text">-<text:span text:style-name="T508">&gt; </text:span><text:span text:style-name="T513">check if file was opened successfully</text:span><text:span text:style-name="T508">:</text:span></text:p>
      <text:p text:style-name="Preformatted_20_Text"><text:tab/><text:span text:style-name="T508">a) </text:span><text:span text:style-name="T218">if (file.is_open()){...;}</text:span></text:p>
      <text:p text:style-name="Preformatted_20_Text"><text:tab/><text:span text:style-name="T508">b) </text:span><text:span text:style-name="T218">if (file){...;}</text:span></text:p>
      <text:p text:style-name="Preformatted_20_Text"><text:span text:style-name="T8">-</text:span><text:span text:style-name="T58">&gt; file.close(</text:span><text:span text:style-name="T509">) - close a file</text:span></text:p>
      <text:p text:style-name="Preformatted_20_Text"><text:span text:style-name="T8">-</text:span><text:span text:style-name="T59">&gt; std::getline(file, line)</text:span><text:span text:style-name="T510"> – read a line at each time</text:span></text:p>
      <text:p text:style-name="P131"><text:tab/><text:span text:style-name="T195">while </text:span><text:span text:style-name="T210">(std::getline(in_file, line))</text:span><text:span text:style-name="T195"> </text:span><text:span text:style-name="T196">{std::cout &lt;&lt; line &lt;&lt; std::endl;}</text:span></text:p>
      <text:p text:style-name="P131"><text:span text:style-name="T136">-&gt; file.get(c) </text:span><text:span text:style-name="T324">– </text:span><text:span text:style-name="T449">reading a character at each time</text:span></text:p>
      <text:p text:style-name="P49"><text:span text:style-name="T280"><text:tab/></text:span><text:span text:style-name="T195">while </text:span><text:span text:style-name="T210">(in_file.</text:span><text:span text:style-name="T211">get(c)</text:span><text:span text:style-name="T210">)</text:span><text:span text:style-name="T195"> </text:span><text:span text:style-name="T196">{std::cout &lt;&lt; </text:span><text:span text:style-name="T207">c</text:span><text:span text:style-name="T196"> &lt;&lt; std::endl;}</text:span></text:p>
      <text:p text:style-name="Preformatted_20_Text"><text:span text:style-name="T8">-</text:span><text:span text:style-name="T60">&gt; &lt;&lt;</text:span><text:span text:style-name="T511"> - write to file using insertion operator</text:span></text:p>
      <text:p text:style-name="P132"><text:tab/><text:span text:style-name="T212">out_file &lt;&lt; line</text:span><text:span text:style-name="T197"> </text:span><text:span text:style-name="T212">&lt;&lt; std::endl</text:span><text:span text:style-name="T197">;</text:span></text:p>
      <text:p text:style-name="P132"><text:span text:style-name="T137">-</text:span><text:span text:style-name="T138">&gt; std::ostream::put(c)</text:span><text:span text:style-name="T325"> </text:span><text:span text:style-name="T450">- inserts character </text:span><text:span text:style-name="Variable"><text:span text:style-name="T450">c</text:span></text:span><text:span text:style-name="T450"> into the stream.;</text:span></text:p>
      <text:p text:style-name="P132"><text:span text:style-name="T325"><text:tab/></text:span><text:span text:style-name="T322"> <text:s text:c="3"/></text:span><text:span text:style-name="T212">char c; while (in_file.get(c)) </text:span><text:span text:style-name="T198">out_file.put(c);</text:span></text:p>
      <text:p text:style-name="P50"><text:span text:style-name="T137">-</text:span><text:span text:style-name="T139">&gt; file.bad()</text:span><text:span text:style-name="T282"> - checking if insertion to stream failed for any reasons</text:span></text:p>
      <text:p text:style-name="P50"><text:span text:style-name="T282"><text:tab/></text:span><text:span text:style-name="T204">if (file.bad()) std::cerr &lt;&lt; “Failed to write to the file.” &lt;&lt; std::endl;</text:span></text:p>
      <text:p text:style-name="P50"><text:span text:style-name="T281">-</text:span><text:span text:style-name="T283">&gt; using </text:span><text:span text:style-name="T288">raw string literals</text:span><text:span text:style-name="T283"> for escaping backslashes</text:span></text:p>
      <text:p text:style-name="P44"><text:tab/>// Open the file 'c:\\folder\\foo.txt' on Windows.</text:p>
      <text:p text:style-name="P50"><text:span text:style-name="T283"><text:tab/></text:span><text:span text:style-name="T203">std::ifstream ifs(R"(c:\\folder\\foo.txt)"); </text:span><text:span text:style-name="T283">// using raw literal</text:span></text:p>
      <text:p text:style-name="P50"><text:span text:style-name="T137">-</text:span><text:span text:style-name="T140">&gt; file.read()</text:span><text:span text:style-name="T284"> - read a fixed number of characters</text:span></text:p>
      <text:p text:style-name="P50"><text:span text:style-name="T284"><text:tab/></text:span><text:span text:style-name="T205">std::ifstream </text:span><text:span text:style-name="T208">file</text:span><text:span text:style-name="T205">("foo.txt"); char str[4]; file.read(str, 4);</text:span></text:p>
      <text:p text:style-name="P51"><text:span text:style-name="T137">-</text:span><text:span text:style-name="T130">&gt; file.fail()</text:span><text:span text:style-name="T276"> - check whether the reading operation failed</text:span></text:p>
      <text:p text:style-name="P51"><text:span text:style-name="T276"><text:tab/></text:span><text:span text:style-name="T193">in_file.read(str, 4); </text:span><text:span text:style-name="T276">// This operation might fail for any reason.</text:span></text:p>
      <text:p text:style-name="P51"><text:span text:style-name="T276"><text:tab/></text:span><text:span text:style-name="T193">if (in_file.fail()) </text:span><text:span text:style-name="T276">// Failed to read!</text:span></text:p>
      <text:p text:style-name="P50"><text:span text:style-name="T137">-</text:span><text:span text:style-name="T141">&gt; std::flush </text:span><text:span text:style-name="T285">– to flush the stream (eg. save stream to file directly)</text:span></text:p>
      <text:p text:style-name="P132"><text:span text:style-name="T451"><text:tab/></text:span><text:span text:style-name="T209">output_file</text:span><text:span text:style-name="T206"> &lt;&lt; "Hello World!"</text:span><text:span text:style-name="T451"> &lt;&lt; std::flush;</text:span></text:p>
      <text:p text:style-name="P40"/>
      <text:p text:style-name="P45">c) string streams</text:p>
      <text:p text:style-name="P167"><text:span text:style-name="T8">-&gt; #include &lt;sstream&gt;</text:span> - Header providing string stream classes</text:p>
      <text:p text:style-name="P40"><text:span text:style-name="T8">-&gt; istringstream </text:span>- Input string stream</text:p>
      <text:p text:style-name="P41"><text:tab/><text:span text:style-name="T154">std::string info {"Moe 100 1234.5"}; std::istringstream iss {info};</text:span></text:p>
      <text:p text:style-name="P40"><text:span text:style-name="T8">-&gt; ostringstream </text:span>- Output string stream</text:p>
      <text:p text:style-name="P41"><text:tab/><text:span text:style-name="T154">std::ostringstream oss {};</text:span> </text:p>
      <text:p text:style-name="P41"><text:tab/><text:span text:style-name="T154">oss &lt;&lt; std::setw(10) &lt;&lt; std::left &lt;&lt; name &lt;&lt; std::endl;</text:span></text:p>
      <text:p text:style-name="P41"><text:span text:style-name="T8">-&gt; instance.str()</text:span> - to print ostringstream</text:p>
      <text:p text:style-name="P41"><text:tab/><text:span text:style-name="T154">std::cout &lt;&lt; oss.str() &lt;&lt; std::endl;</text:span></text:p>
      <text:p text:style-name="P42">-&gt; <text:span text:style-name="T512">discard the input buffer</text:span></text:p>
      <text:p text:style-name="P42"><text:tab/><text:span text:style-name="T154">#include &lt;limits&gt;</text:span></text:p>
      <text:p text:style-name="P42"><text:tab/><text:span text:style-name="T154">std::cin.ignore(std::numeric_limits&lt;std::streamsize&gt;::max(),'\n');</text:span></text:p>
      <text:p text:style-name="P43"><text:span text:style-name="T8">-&gt; stringstream</text:span> - Input/Output string stream </text:p>
      <text:p text:style-name="P40"><text:span text:style-name="T8">-</text:span><text:span text:style-name="T61">&gt; std::ostream_iterator </text:span><text:span text:style-name="T514">- allows to print contents of an STL container to any <text:tab/>output stream without explicit loops. </text:span>The second argument of <text:soft-page-break/><text:tab/>std::ostream_iterator constructor sets the delimiter.</text:p>
      <text:p text:style-name="P84"><text:tab/>std::vector&lt;int&gt; v = {1,2,3,4};</text:p>
      <text:p text:style-name="P84"><text:tab/>std::copy(v.begin(), v.end(), std::ostream_iterator&lt;int&gt;(std::cout, " ! <text:tab/><text:tab/>"));</text:p>
      <text:p text:style-name="P40"/>
      <text:p text:style-name="P6">c) cctype:</text:p>
      <text:p text:style-name="P6"/>
      <text:p text:style-name="P54">-<text:span text:style-name="T483">&gt; #include &lt;cctype&gt;</text:span></text:p>
      <text:p text:style-name="P60">-&gt; isalnum <text:span text:style-name="T344">- </text:span><text:span text:style-name="T367">c</text:span><text:span text:style-name="T396">hecks if character is alphanumeric</text:span></text:p>
      <text:p text:style-name="Preformatted_20_Text"><text:span text:style-name="T8">-&gt; isalpha </text:span><text:span text:style-name="T344">- </text:span><text:span text:style-name="T364">ch</text:span><text:span text:style-name="T399">ecks whether </text:span><text:span text:style-name="T439">c</text:span><text:span text:style-name="T399"> is an alphabetic letter</text:span></text:p>
      <text:p text:style-name="P78"><text:tab/>std::isalpha(str[i]))</text:p>
      <text:p text:style-name="P63">-&gt; isdigit –<text:span text:style-name="T344"> </text:span><text:span text:style-name="T353">checking if char is a digit, return bool</text:span></text:p>
      <text:p text:style-name="P54"><text:span text:style-name="T239">-&gt; islower –</text:span><text:span text:style-name="T392"> </text:span><text:span text:style-name="T400">checking if</text:span><text:span text:style-name="T351"> char is lowercase, return bool</text:span></text:p>
      <text:p text:style-name="P60">-&gt; ispunct <text:span text:style-name="T344">- </text:span><text:span text:style-name="T367">c</text:span><text:span text:style-name="T396">heck if character is a punctuation character</text:span></text:p>
      <text:p text:style-name="P101"><text:span text:style-name="T8">-&gt; isspace </text:span><text:span text:style-name="T344">-</text:span><text:span text:style-name="T8"> </text:span><text:span text:style-name="T351">checking if char is </text:span><text:span text:style-name="T386">a white-space</text:span><text:span text:style-name="T351">, return bool</text:span></text:p>
      <text:p text:style-name="P60">-&gt; isupper <text:span text:style-name="T344">- </text:span><text:span text:style-name="T367">c</text:span><text:span text:style-name="T392">heck</text:span><text:span text:style-name="T396">s</text:span><text:span text:style-name="T392"> if character is uppercase letter</text:span></text:p>
      <text:p text:style-name="P54">-&gt; tolower –<text:span text:style-name="T344"> </text:span><text:span text:style-name="T350">converts given char to lowercase</text:span></text:p>
      <text:p text:style-name="P54"><text:span text:style-name="T350"><text:tab/></text:span><text:span text:style-name="T163">std::tolower(‘A’)<text:tab/></text:span><text:span text:style-name="T350"><text:tab/><text:tab/><text:tab/><text:tab/><text:tab/><text:tab/><text:tab/># out: ‘a’</text:span></text:p>
      <text:p text:style-name="P105"><text:span text:style-name="T8">-&gt; toupper </text:span><text:span text:style-name="T344">- </text:span><text:span text:style-name="T350">converts given char to </text:span><text:span text:style-name="T383">uppercase</text:span></text:p>
      <text:p text:style-name="Preformatted_20_Text"/>
      <text:p text:style-name="P6">d) string:</text:p>
      <text:p text:style-name="Preformatted_20_Text"/>
      <text:p text:style-name="P54">-<text:span text:style-name="T490">&gt; #include &lt;string&gt;</text:span></text:p>
      <text:p text:style-name="Preformatted_20_Text"><text:span text:style-name="T8">-</text:span><text:span text:style-name="T49">&gt; std::string s1 {s2};</text:span><text:span text:style-name="T490"><text:tab/>- creating string s1 as a copy of s2</text:span></text:p>
      <text:p text:style-name="P112"><text:span text:style-name="T50">-</text:span><text:span text:style-name="T49">&gt; std::string s1 {s2, </text:span><text:span text:style-name="T50">3</text:span><text:span text:style-name="T49">}; </text:span><text:span text:style-name="T490">- </text:span><text:span text:style-name="T494">s1 = s2[0:3]</text:span></text:p>
      <text:p text:style-name="P46"><text:span text:style-name="T102">-</text:span><text:span text:style-name="T103">&gt; std::string s1 {s2, </text:span><text:span text:style-name="T104">1, 2</text:span><text:span text:style-name="T103">};</text:span><text:span text:style-name="T245"> - </text:span><text:span text:style-name="T244">s1 = s2[</text:span><text:span text:style-name="T246">1</text:span><text:span text:style-name="T244">:3]</text:span></text:p>
      <text:p text:style-name="Preformatted_20_Text"><text:span text:style-name="T8">-</text:span><text:span text:style-name="T49">&gt; std::string s1 = s2.substr(3, 2);</text:span><text:span text:style-name="T490"> - creating string as substring of s2</text:span></text:p>
      <text:p text:style-name="P109">-<text:span text:style-name="T8">&gt; at</text:span><text:span text:style-name="T42">() </text:span><text:span text:style-name="T363">- accesses the specified character with bounds checking </text:span></text:p>
      <text:p text:style-name="Preformatted_20_Text"><text:span text:style-name="T8">-&gt; front</text:span><text:span text:style-name="T42">() </text:span><text:span text:style-name="T363">- accesses the first character </text:span></text:p>
      <text:p text:style-name="Preformatted_20_Text"><text:span text:style-name="T8">-&gt; back() </text:span><text:span text:style-name="T454">- </text:span><text:span text:style-name="T343">accesses the </text:span><text:span text:style-name="T438">last</text:span><text:span text:style-name="T343"> character </text:span></text:p>
      <text:p text:style-name="P54">-&gt; empty<text:span text:style-name="T493">() </text:span><text:span text:style-name="T358">- check whether string is empty, return true or false</text:span></text:p>
      <text:p text:style-name="P54">-&gt; length/size<text:span text:style-name="T490">() </text:span><text:span text:style-name="T354">- return size of string</text:span></text:p>
      <text:p text:style-name="P59">-&gt; clear<text:span text:style-name="T491">()</text:span> –<text:span text:style-name="T354"> </text:span><text:span text:style-name="T356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355">- assign characters to a string</text:span></text:p>
      <text:p text:style-name="Preformatted_20_Text"><text:span text:style-name="T355"><text:tab/></text:span><text:span text:style-name="T166">s.assign(4, '=');<text:tab/></text:span><text:span text:style-name="T355"><text:tab/><text:tab/><text:tab/><text:tab/><text:tab/><text:tab/># out: “====”</text:span></text:p>
      <text:p text:style-name="Preformatted_20_Text"><text:span text:style-name="T355"><text:tab/></text:span><text:span text:style-name="T166">std::string const c("Exemplary");</text:span></text:p>
      <text:p text:style-name="Preformatted_20_Text"><text:span text:style-name="T355"><text:tab/></text:span><text:span text:style-name="T166">s.assign(c, 0, c.length()-1);<text:tab/></text:span><text:span text:style-name="T355"><text:tab/><text:tab/><text:tab/><text:tab/># out: "Exemplar"</text:span></text:p>
      <text:p text:style-name="Preformatted_20_Text"><text:span text:style-name="T8">-&gt; insert </text:span><text:span text:style-name="T344">- inserts characters</text:span></text:p>
      <text:p text:style-name="Preformatted_20_Text"><text:span text:style-name="T344"><text:tab/></text:span><text:span text:style-name="T157">s.insert(6, "a");</text:span></text:p>
      <text:p text:style-name="P58">-&gt; erase<text:span text:style-name="T243">(size_t pos = 0, size_t len = npos) </text:span><text:span text:style-name="T395">- </text:span><text:span text:style-name="T392">Erases part of the string, <text:tab/>reducing its length.</text:span></text:p>
      <text:p text:style-name="P58"><text:span text:style-name="T174"><text:tab/></text:span><text:span text:style-name="Source_20_Text"><text:span text:style-name="T174">str.erase (10,8);</text:span></text:span></text:p>
      <text:p text:style-name="P58"><text:span text:style-name="Source_20_Text"><text:span text:style-name="T174"><text:tab/>str.erase (str.begin()+5, str.end()-9);</text:span></text:span></text:p>
      <text:p text:style-name="Preformatted_20_Text"><text:span text:style-name="T8">-&gt; push_back –</text:span><text:span text:style-name="T344"> </text:span><text:span text:style-name="T359">append </text:span><text:span text:style-name="T384">character</text:span><text:span text:style-name="T359"> to </text:span><text:span text:style-name="T360">the end of</text:span><text:span text:style-name="T359"> string</text:span></text:p>
      <text:p text:style-name="Preformatted_20_Text"><text:span text:style-name="T8">-&gt; pop_back() </text:span><text:span text:style-name="T344">- removes the last character, </text:span><text:span text:style-name="T366">return none value</text:span><text:span text:style-name="T344"> </text:span></text:p>
      <text:p text:style-name="Preformatted_20_Text"><text:span text:style-name="T8">-&gt; append</text:span><text:span text:style-name="T44">(str) </text:span><text:span text:style-name="T362">-</text:span><text:span text:style-name="T420"> appends characters to the end</text:span></text:p>
      <text:p text:style-name="P76"><text:tab/>str.append("-inator ");</text:p>
      <text:p text:style-name="P54">-&gt; compare</text:p>
      <text:p text:style-name="P108"><text:span text:style-name="T8">-&gt; replace</text:span><text:span text:style-name="T46">(size_type pos, size_type count, const basic_string&amp; str)</text:span><text:span text:style-name="T8"> </text:span><text:span text:style-name="T344">- replaces <text:tab/>specified portion of a string</text:span></text:p>
      <text:p text:style-name="P86"><text:tab/>str.replace(10, 5, "red");</text:p>
      <text:p text:style-name="P99"><text:span text:style-name="T8">-&gt; substr</text:span><text:span text:style-name="T34">(</text:span><text:span text:style-name="T98">size_t pos = 0, size_t len = npos)</text:span><text:span text:style-name="T7"> </text:span>- <text:span text:style-name="T239">Returns a newly constructed <text:tab/></text:span><text:span text:style-name="Example"><text:span text:style-name="T239">string</text:span></text:span><text:span text:style-name="T239"> object with its value initialized to a copy of a substring of this <text:tab/>object. The substring is the portion of the object that starts at <text:tab/>character position </text:span><text:span text:style-name="Variable"><text:span text:style-name="T239">pos</text:span></text:span><text:span text:style-name="T239"> and spans </text:span><text:span text:style-name="Variable"><text:span text:style-name="T239">len</text:span></text:span><text:span text:style-name="T239"> characters (or until the end of the <text:tab/>string, whichever comes first).</text:span></text:p>
      <text:p text:style-name="P99"><text:span text:style-name="T189"><text:tab/></text:span><text:span text:style-name="Source_20_Text"><text:span text:style-name="T191">std::string str=</text:span></text:span><text:span text:style-name="User_20_Entry"><text:span text:style-name="T191">"We think in generalities, but we live in details."</text:span></text:span><text:span text:style-name="Source_20_Text"><text:span text:style-name="T191">;</text:span></text:span></text:p>
      <text:p text:style-name="P99"><text:span text:style-name="Source_20_Text"><text:span text:style-name="T191"><text:tab/>std::string str2 = str.substr (3,5); <text:s text:c="4"/><text:tab/><text:tab/><text:tab/></text:span></text:span><text:span text:style-name="Source_20_Text"><text:span text:style-name="T430"># out:</text:span></text:span><text:span text:style-name="Citation"><text:span text:style-name="T431"> "think"</text:span></text:span></text:p>
      <text:p text:style-name="P99"><text:span text:style-name="T8">-&gt; find</text:span><text:span text:style-name="T34">(substr)</text:span><text:span text:style-name="T8"> </text:span>- <text:span text:style-name="T239">Searches the string for the first occurrence of the sequence <text:tab/>specified by </text:span><text:span text:style-name="T241">i</text:span><text:span text:style-name="T239">ts arguments, </text:span><text:span text:style-name="T242">return size_t or std::string::npos</text:span></text:p>
      <text:p text:style-name="P99"><text:span text:style-name="T242"><text:tab/></text:span><text:span text:style-name="Source_20_Text"><text:span text:style-name="T190">std::size_t found = str.find(str2);</text:span></text:span></text:p>
      <text:p text:style-name="P99"><text:span text:style-name="T8">-</text:span><text:span text:style-name="T45">&gt; find_last_of() </text:span><text:span text:style-name="T365">- finds the last character equal to one of characters in the <text:tab/>given character sequence</text:span><text:span text:style-name="T375">.</text:span></text:p>
      <text:p text:style-name="P77"><text:tab/>link.find_last_of("/");</text:p>
      <text:p text:style-name="P99"><text:soft-page-break/><text:span text:style-name="T8">-&gt; rfind </text:span><text:span text:style-name="T392">- </text:span><text:span text:style-name="T381">f</text:span><text:span text:style-name="T392">ind last occurrence of content in string.</text:span></text:p>
      <text:p text:style-name="P100"><text:span text:style-name="T8">-&gt; std::string::npos </text:span><text:span text:style-name="T344">- </text:span><text:span text:style-name="T382">m</text:span><text:span text:style-name="T392">aximum value for size_t.</text:span></text:p>
      <text:p text:style-name="P54">-&gt; stoi –<text:span text:style-name="T344"> </text:span><text:span text:style-name="T357">converts string to integer</text:span></text:p>
      <text:p text:style-name="P54"><text:span text:style-name="T167"><text:tab/>std::stoi(“123”);<text:tab/></text:span><text:span text:style-name="T357"><text:tab/><text:tab/><text:tab/><text:tab/><text:tab/><text:tab/># out: 123</text:span></text:p>
      <text:p text:style-name="P54">-&gt; stol</text:p>
      <text:p text:style-name="P111"><text:span text:style-name="T8">-&gt; stof –</text:span><text:span text:style-name="T344"> </text:span><text:span text:style-name="T357">converts string to </text:span><text:span text:style-name="T385">float</text:span></text:p>
      <text:p text:style-name="P54">-&gt; stod</text:p>
      <text:p text:style-name="Preformatted_20_Text"><text:span text:style-name="T8">-&gt; to_string </text:span><text:span text:style-name="T344">- converts an integral or floating point value to </text:span><text:span text:style-name="Source_20_Text"><text:span text:style-name="T344">string</text:span></text:span></text:p>
      <text:p text:style-name="Preformatted_20_Text"><text:span text:style-name="Source_20_Text"><text:span text:style-name="T344"><text:tab/></text:span></text:span><text:span text:style-name="Source_20_Text"><text:span text:style-name="T165">std::to_string(15);</text:span></text:span></text:p>
      <text:p text:style-name="P17"><text:span text:style-name="T8">-&gt; getline</text:span><text:span text:style-name="T99">(std::cin, name, [delimiter]) </text:span><text:span text:style-name="T247">- Get line from stream into string</text:span></text:p>
      <text:p text:style-name="P85"><text:span text:style-name="T247"><text:tab/></text:span><text:span text:style-name="T248">std::</text:span><text:span text:style-name="T249">getline(cin, s1)</text:span></text:p>
      <text:p text:style-name="P88"/>
      <text:p text:style-name="P6">e) iterator:</text:p>
      <text:p text:style-name="Preformatted_20_Text"/>
      <text:p text:style-name="P61">-<text:span text:style-name="T490">&gt; #include &lt;</text:span><text:span text:style-name="T500">iterator</text:span><text:span text:style-name="T490">&gt;</text:span></text:p>
      <text:p text:style-name="Preformatted_20_Text"><text:span text:style-name="T8">-</text:span><text:span text:style-name="T31">&gt;</text:span><text:span text:style-name="T8"> begin/rbegin</text:span> – <text:span text:style-name="T479">iterator pointing at the first element or first reversed</text:span></text:p>
      <text:p text:style-name="P97"><text:span text:style-name="T8">-</text:span><text:span text:style-name="T31">&gt;</text:span><text:span text:style-name="T8"> end/rend</text:span><text:span text:style-name="T155"> </text:span>- <text:span text:style-name="T479">iterator pointing at the </text:span><text:span text:style-name="T230">last</text:span><text:span text:style-name="T479"> element or last reversed</text:span></text:p>
      <text:p text:style-name="P120"><text:span text:style-name="T8">-&gt; advance</text:span><text:span text:style-name="T52">(</text:span><text:span text:style-name="T8">InputIt&amp; it, Distance n</text:span><text:span text:style-name="T52">)</text:span><text:span text:style-name="T8"> </text:span>- <text:span text:style-name="T502">i</text:span>ncrements given iterator <text:span text:style-name="Source_20_Text">it</text:span> by <text:span text:style-name="Source_20_Text">n</text:span> <text:span text:style-name="T436"><text:tab/>elements. </text:span></text:p>
      <text:p text:style-name="P34"><text:tab/><text:span text:style-name="T156">std::advance(first, 2); </text:span><text:span text:style-name="T329">// advance the iterator 2 position</text:span></text:p>
      <text:p text:style-name="P32"><text:span text:style-name="T8">-&gt; next </text:span>-<text:span text:style-name="T479"> return the nth successor of iterator it.</text:span></text:p>
      <text:p text:style-name="P33"><text:span text:style-name="T329"><text:tab/></text:span><text:span text:style-name="T156">auto nx = std::next(it, 2);</text:span></text:p>
      <text:p text:style-name="P120"><text:span text:style-name="T8">-&gt; prev</text:span> - decrement an iterator</text:p>
      <text:p text:style-name="P120"><text:tab/><text:span text:style-name="T154">auto pv = std::prev(it, 2); </text:span></text:p>
      <text:p text:style-name="Preformatted_20_Text"/>
      <text:p text:style-name="Preformatted_20_Text"><text:span text:style-name="T8">-&gt; back_inserter –</text:span> <text:span text:style-name="T485">returns an iterator </text:span>which can be used to add elements to the <text:tab/>end of the container</text:p>
      <text:p text:style-name="P30"><text:tab/><text:span text:style-name="T156">std::copy(arr.begin(), arr.end(), std::back_inserter(sortedArr));</text:span></text:p>
      <text:p text:style-name="Preformatted_20_Text"><text:span text:style-name="T114">-&gt; front_inserter</text:span><text:span text:style-name="T270"> - Constructs a </text:span><text:span text:style-name="T271">front-insert iterator</text:span><text:span text:style-name="T270"> that inserts new elements <text:tab/>at the beginning of </text:span><text:span text:style-name="Variable"><text:span text:style-name="T270">x</text:span></text:span><text:span text:style-name="T270">. The type of </text:span><text:span text:style-name="Variable"><text:span text:style-name="T270">x</text:span></text:span><text:span text:style-name="T270"> needs to have a </text:span><text:span text:style-name="Example"><text:span text:style-name="T270">push_front</text:span></text:span><text:span text:style-name="T270"> member </text:span><text:span text:style-name="T437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37">deque</text:span></text:span></text:a><text:span text:style-name="T437"> and </text:span><text:a xlink:type="simple" xlink:href="http://www.cplusplus.com/list" text:style-name="Internet_20_link" text:visited-style-name="Visited_20_Internet_20_Link"><text:span text:style-name="Example"><text:span text:style-name="T437">list</text:span></text:span></text:a><text:span text:style-name="T437">).</text:span></text:p>
      <text:p text:style-name="P35"><text:tab/><text:span text:style-name="T156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484"> - </text:span>checks if a predicate <text:tab/>is true for any of the elements in a range </text:p>
      <text:p text:style-name="P68"><text:span text:style-name="T269"><text:tab/></text:span><text:span text:style-name="T265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482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8"><text:tab/>std::copy(from_vector.begin(), from_vector.end(), <text:tab/><text:tab/><text:tab/><text:tab/><text:tab/><text:tab/>std::back_inserter(to_vector));</text:p>
      <text:p text:style-name="P95"><text:span text:style-name="T8">-</text:span><text:span text:style-name="T27">&gt;</text:span><text:span text:style-name="T8"> </text:span><text:span text:style-name="T27">count(InputIt first, InputIt last, const T &amp;value)</text:span><text:span text:style-name="T474"> - </text:span>Returns the number of <text:span text:style-name="T468"><text:tab/>elements in the range </text:span><text:span text:style-name="Source_20_Text"><text:span text:style-name="T468">[first, last) </text:span></text:span><text:span text:style-name="T468">satisfying <text:tab/>specific criteria.</text:span></text:p>
      <text:p text:style-name="P2"><text:tab/><text:span text:style-name="T156">total += std::count(t.begin(), t</text:span><text:span text:style-name="T155">.end(), 1)</text:span></text:p>
      <text:p text:style-name="P98"><text:span text:style-name="T63">-</text:span><text:span text:style-name="T71">&gt; includes(</text:span><text:span text:style-name="T36">InputIt1 first1, InputIt1 last1, </text:span><text:span text:style-name="T8">InputIt2 first2, InputIt2 last2</text:span><text:span text:style-name="T36">) </text:span><text:span text:style-name="T335">- <text:tab/>Returns true if the sorted range </text:span><text:span text:style-name="Source_20_Text"><text:span text:style-name="T335">[first2, last2)</text:span></text:span><text:span text:style-name="T335"> is a subsequence of the <text:tab/>sorted range </text:span><text:span text:style-name="Source_20_Text"><text:span text:style-name="T335">[first1, last1)</text:span></text:span><text:span text:style-name="T335">.</text:span></text:p>
      <text:p text:style-name="P75"><text:tab/>std::includes(arr2.begin(), arr2.end(), arr1.begin(), arr1.end());</text:p>
      <text:p text:style-name="P102"><text:span text:style-name="T63">-</text:span><text:span text:style-name="T72">&gt; find</text:span><text:span text:style-name="T73">(InputIt first, InputIt last, const T &amp;value) –</text:span><text:span text:style-name="T373"> </text:span><text:span text:style-name="T374">returns i</text:span><text:span text:style-name="T352">terator to the <text:tab/>first element satisfying the condition or </text:span><text:span text:style-name="Source_20_Text"><text:span text:style-name="T352">last</text:span></text:span><text:span text:style-name="T352"> if no such element is <text:tab/>found. </text:span></text:p>
      <text:p text:style-name="P102"><text:span text:style-name="T352"><text:tab/></text:span><text:span text:style-name="T164">auto result1 = std::find(std::begin(v), std::end(v), n1);</text:span></text:p>
      <text:p text:style-name="P110"><text:span text:style-name="T63">-</text:span><text:span text:style-name="T76">&gt; for_each(InputIt first, InputIt last, UnaryFunction f) </text:span><text:span text:style-name="T376">- applies a function <text:tab/>to a range of elements.</text:span></text:p>
      <text:p text:style-name="P31"><text:span text:style-name="T336"><text:tab/></text:span><text:span text:style-name="T169">std::for_each(str1.begin(), str1.end(),[](char&amp; c)</text:span><text:span text:style-name="T156">{c= std::tolower(c);});</text:span></text:p>
      <text:p text:style-name="P103"><text:span text:style-name="T63">-</text:span><text:span text:style-name="T66">&gt; </text:span><text:span text:style-name="T111">max_element</text:span><text:span text:style-name="T66">(</text:span><text:span text:style-name="T73">InputIt first, InputIt last</text:span><text:span text:style-name="T66">) –</text:span><text:span text:style-name="T371"> </text:span><text:span text:style-name="T411">returns an iterator to max element <text:tab/>in a container</text:span></text:p>
      <text:p text:style-name="P103"><text:span text:style-name="T371"><text:tab/></text:span><text:span text:style-name="T172">auto it = </text:span><text:span text:style-name="T171">std::</text:span><text:span text:style-name="T184">max_element</text:span><text:span text:style-name="T171">(arr.begin(), arr.end());</text:span></text:p>
      <text:p text:style-name="P192"><text:span text:style-name="T63">-</text:span><text:span text:style-name="T79">&gt; next_permutation(BidirectionalIterator first, BidirectionalIterator second) </text:span><text:span text:style-name="T377">- <text:tab/>Rearranges the elements in the range </text:span><text:span text:style-name="Source_20_Text"><text:span text:style-name="T377">[first,last)</text:span></text:span><text:span text:style-name="T377"> into the next <text:tab/></text:span><text:span text:style-name="T458">lexicographically greater</text:span><text:span text:style-name="T377"> permutation.</text:span></text:p>
      <text:p text:style-name="P192"><text:soft-page-break/><text:span text:style-name="T377"><text:tab/></text:span><text:span text:style-name="T222">std::next_permutation(d.begin(), d.end());</text:span><text:span text:style-name="T377"> </text:span></text:p>
      <text:p text:style-name="P106"><text:span text:style-name="T63">-</text:span><text:span text:style-name="T75">&gt; remove(</text:span><text:span text:style-name="T43">ForwardIt first, ForwardIt last, const T&amp; value) </text:span><text:span text:style-name="T361">- Removes all <text:tab/>elements satisfying specific criteria from the range </text:span><text:span text:style-name="Source_20_Text"><text:span text:style-name="T361">[first, last)</text:span></text:span><text:span text:style-name="T361"> and <text:tab/>returns a past-the-end iterator for the new end of the range.</text:span></text:p>
      <text:p text:style-name="P107"><text:span text:style-name="T361"><text:tab/></text:span><text:span text:style-name="T456">Example of </text:span><text:span text:style-name="T457">erase-remove idiom !!!</text:span></text:p>
      <text:p text:style-name="P139"><text:span text:style-name="T455"><text:tab/></text:span><text:span text:style-name="T168">str1.erase(std::remove(str1.begin(), str1.end(), ' '), </text:span><text:span text:style-name="T157">str1.end());</text:span></text:p>
      <text:p text:style-name="P96"><text:span text:style-name="T8">-</text:span><text:span text:style-name="T29">&gt; reverse(</text:span><text:span text:style-name="T27">InputIt first, InputIt last</text:span><text:span text:style-name="T29">) –</text:span><text:span text:style-name="T348"> returns a reversed container</text:span></text:p>
      <text:p text:style-name="P96"><text:span text:style-name="T348"><text:tab/></text:span><text:span text:style-name="T162">std::reverse(arr.begin(), arr.end());</text:span></text:p>
      <text:p text:style-name="P98"><text:span text:style-name="T66">-&gt; </text:span><text:span text:style-name="T67">rotate(</text:span><text:span text:style-name="T33">ForwardIt first, ForwardIt n_first, ForwardIt last)</text:span><text:span text:style-name="T349"> – performs a left </text:span><text:span text:style-name="T419"><text:tab/>rotation on a range of elements</text:span></text:p>
      <text:p text:style-name="P98"><text:span text:style-name="T419"><text:tab/></text:span><text:span text:style-name="T187">std::rotate(arr.begin(), arr.begin() + </text:span><text:span text:style-name="T185">3</text:span><text:span text:style-name="T187">, arr.end());</text:span></text:p>
      <text:p text:style-name="Preformatted_20_Text"><text:span text:style-name="T63">-</text:span><text:span text:style-name="T74">&gt; set_intersection(InputIt1 first1, InputIt1 last1, InputIt2 first2, InputIt2 <text:tab/>last2,</text:span><text:span text:style-name="T112"> OutputIt d_first</text:span><text:span text:style-name="T113">) </text:span><text:span text:style-name="T412">- computes the intersection of two sorted <text:tab/>containers</text:span></text:p>
      <text:p text:style-name="P79"><text:tab/>std::set_intersection(v1.begin(), v1.end(),</text:p>
      <text:p text:style-name="P68"><text:s text:c="26"/>v2.begin(), v2.end(),</text:p>
      <text:p text:style-name="P136"><text:s text:c="26"/>std::back_inserter(v_intersection));</text:p>
      <text:p text:style-name="P135"><text:span text:style-name="T63">-</text:span><text:span text:style-name="T71">&gt; sort((RandomIt first, RandomIt last, Compare comp) </text:span><text:span text:style-name="T372">- Sorts the elements in <text:tab/>the range </text:span><text:span text:style-name="Source_20_Text"><text:span text:style-name="T372">[first, last)</text:span></text:span><text:span text:style-name="T372"> in non-descending order. The order of equal <text:tab/>elements is not guaranteed to be preserved. A sequence is sorted with <text:tab/>respect to a comparator </text:span><text:span text:style-name="Source_20_Text"><text:span text:style-name="T372">comp</text:span></text:span><text:span text:style-name="Source_20_Text"><text:span text:style-name="T145">.</text:span></text:span></text:p>
      <text:p text:style-name="Preformatted_20_Text"><text:span text:style-name="Source_20_Text"><text:span text:style-name="T145"><text:tab/></text:span></text:span><text:span text:style-name="Source_20_Text"><text:span text:style-name="T170">std::sort(s.begin(), s.end(), [](int a, int b) {</text:span></text:span><text:span text:style-name="T154">return a &gt; b;});</text:span></text:p>
      <text:p text:style-name="Preformatted_20_Text"><text:span text:style-name="Source_20_Text"><text:span text:style-name="T145"/></text:span></text:p>
      <text:p text:style-name="Preformatted_20_Text"><text:span text:style-name="T63">-</text:span><text:span text:style-name="T68">&gt; transform(</text:span><text:span text:style-name="T8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481">S</text:span><text:span text:style-name="Source_20_Text">td::transform</text:span> <text:span text:style-name="T328">does not guarantee</text:span> in-<text:span text:style-name="T434"><text:tab/>order application of </text:span><text:span text:style-name="Source_20_Text"><text:span text:style-name="T434">unary_op</text:span></text:span><text:span text:style-name="T434"> or </text:span><text:span text:style-name="Source_20_Text"><text:span text:style-name="T434">binary_op</text:span></text:span><text:span text:style-name="T434">. </text:span></text:p>
      <text:p text:style-name="P175"><text:tab/>std::transform(arr.begin(), arr.end(), std::back_inserter(v_str),</text:p>
      <text:p text:style-name="P175"><text:tab/><text:tab/>[](int num) -&gt; std::string {return std::to_string(num);});</text:p>
      <text:p text:style-name="P150"><text:span text:style-name="T63">-</text:span><text:span text:style-name="T77">&gt; unique(ForwardIt first, ForwardIt last) </text:span><text:span text:style-name="T378">- </text:span>removes consecutive duplicate <text:span text:style-name="T225"><text:tab/>elements in a range </text:span></text:p>
      <text:p text:style-name="P150"><text:tab/><text:span text:style-name="T456">Example of </text:span><text:span text:style-name="T457">erase-remove idiom !!!</text:span></text:p>
      <text:p text:style-name="P179"><text:span text:style-name="T426"><text:tab/></text:span><text:span text:style-name="T189">v.erase(std::unique(v.begin(), v.end()), v.end());</text:span></text:p>
      <text:p text:style-name="Preformatted_20_Text"/>
      <text:p text:style-name="P6">g) vector</text:p>
      <text:p text:style-name="P6"/>
      <text:p text:style-name="P54">-<text:span text:style-name="T465">&gt; #include &lt;vector&gt;</text:span></text:p>
      <text:p text:style-name="P56">-<text:span text:style-name="T466">&gt; std::vector&lt;int&gt; v {10, 0}; </text:span><text:span text:style-name="T345">- l</text:span><text:span text:style-name="T380">ist</text:span><text:span text:style-name="T345"> initialization, out: 2 elements {10, 0}</text:span></text:p>
      <text:p text:style-name="P65"><text:span text:style-name="T8">-</text:span><text:span text:style-name="T23">&gt; std::vector&lt;int&gt; v (10, 0); </text:span><text:span text:style-name="T345">- constructor initialization, out: 10 elements <text:tab/>initialized to 0</text:span></text:p>
      <text:p text:style-name="P168"><text:span text:style-name="T84">-</text:span><text:span text:style-name="T85">&gt; v</text:span><text:span text:style-name="T84">.at(element_index)</text:span><text:span text:style-name="T4"> -</text:span><text:span text:style-name="T240"> method to access a vector element</text:span></text:p>
      <text:p text:style-name="P168"><text:span text:style-name="T84">-</text:span><text:span text:style-name="T85">&gt; v</text:span><text:span text:style-name="T84">.front()</text:span><text:span text:style-name="T292"> -</text:span><text:span text:style-name="T427"> </text:span><text:span text:style-name="T428">r</text:span><text:span text:style-name="T427">eference to the first element in the vector</text:span></text:p>
      <text:p text:style-name="P168"><text:span text:style-name="T84">-</text:span><text:span text:style-name="T85">&gt; v</text:span><text:span text:style-name="T84">.b</text:span><text:span text:style-name="T86">ack</text:span><text:span text:style-name="T84">()</text:span><text:span text:style-name="T293"> </text:span><text:span text:style-name="T292">-</text:span><text:span text:style-name="T427"> </text:span><text:span text:style-name="T428">r</text:span><text:span text:style-name="T427">eference to the l</text:span><text:span text:style-name="T429">ast</text:span><text:span text:style-name="T427"> element in the vector</text:span></text:p>
      <text:p text:style-name="P169"><text:span text:style-name="T432">-</text:span><text:span text:style-name="T87">&gt; </text:span><text:span text:style-name="T84">v.size()</text:span><text:span text:style-name="T4"> </text:span><text:span text:style-name="T393">- return length of the vector as size_type</text:span></text:p>
      <text:p text:style-name="P149"><text:span text:style-name="T8">-</text:span><text:span text:style-name="T24">&gt; </text:span><text:span text:style-name="T8">v.empty()</text:span><text:span text:style-name="T3"> -</text:span><text:span text:style-name="T344"> </text:span><text:span text:style-name="T346">c</text:span><text:span text:style-name="T344">hecks if the container has no elements</text:span></text:p>
      <text:p text:style-name="P149"><text:span text:style-name="T8">-</text:span><text:span text:style-name="T24">&gt; </text:span><text:span text:style-name="T8">v.push_back(element)</text:span><text:span text:style-name="T344"> - add a new element to the end of the list</text:span></text:p>
      <text:p text:style-name="P149"><text:span text:style-name="T8">-</text:span><text:span text:style-name="T24">&gt; </text:span><text:span text:style-name="T8">v.pop_back() -</text:span><text:span text:style-name="T344"> </text:span><text:span text:style-name="T347">r</text:span><text:span text:style-name="T344">emoves the last element in the vector, effectively <text:tab/>reducing <text:tab/>the container size by one</text:span></text:p>
      <text:p text:style-name="P172"><text:span text:style-name="T7">-</text:span><text:span text:style-name="T142">&gt; </text:span><text:span text:style-name="T7">v.clear()</text:span><text:span text:style-name="T344"> - erase all elements from the container.</text:span></text:p>
      <text:p text:style-name="P155"/>
      <text:p text:style-name="P155"/>
      <text:p text:style-name="P165">h) map</text:p>
      <text:p text:style-name="P156"/>
      <text:p text:style-name="P177">-&gt; #include &lt;map&gt;</text:p>
      <text:p text:style-name="P170"><text:span text:style-name="T125">-&gt; </text:span><text:span text:style-name="T116">std::map&lt;char, int&gt; </text:span><text:span text:style-name="T125">m </text:span><text:span text:style-name="T116">{};</text:span><text:span text:style-name="T126"> </text:span><text:span text:style-name="T415">- </text:span><text:span text:style-name="T416">initialization</text:span></text:p>
      <text:p text:style-name="P162"><text:span text:style-name="T7">-</text:span><text:span text:style-name="T150">&gt; </text:span><text:span text:style-name="T151">m.</text:span><text:span text:style-name="T150">find()</text:span><text:span text:style-name="T146"> </text:span><text:span text:style-name="T332">- return it to the element, if not found returns m.end() iterator</text:span></text:p>
      <text:p text:style-name="P174"><text:tab/>auto it = m.find(‘l’); <text:span text:style-name="T517">if (it != m.end){</text:span>it-&gt;first = ‘l’; it-&gt;second = 1;<text:span text:style-name="T517">}</text:span></text:p>
      <text:p text:style-name="P159"><text:span text:style-name="T8">-&gt; </text:span><text:span text:style-name="T62">n.</text:span><text:span text:style-name="T8">emplace()</text:span> - construct elements in-place</text:p>
      <text:p text:style-name="P159"><text:tab/><text:span text:style-name="T154">m.emplace(std::make_pair(char('{'), char('}')));</text:span></text:p>
      <text:p text:style-name="P159"/>
      <text:p text:style-name="P159"/>
      <text:p text:style-name="P163"><text:span text:style-name="T478">i</text:span>) set</text:p>
      <text:p text:style-name="P160"><text:soft-page-break/></text:p>
      <text:p text:style-name="P176">-&gt; #include &lt;set&gt;</text:p>
      <text:p text:style-name="P164"><text:span text:style-name="T144">-&gt; </text:span><text:span text:style-name="T143">std::set&lt;char&gt; s;</text:span><text:span text:style-name="T330"> - </text:span><text:span text:style-name="T333">set initialization</text:span></text:p>
      <text:p text:style-name="P171"><text:span text:style-name="T127">-</text:span><text:span text:style-name="T118">&gt; size()</text:span><text:span text:style-name="T128"> </text:span><text:span text:style-name="T418">- returns number of elements;</text:span></text:p>
      <text:p text:style-name="P171"><text:span text:style-name="T417">-</text:span><text:span text:style-name="T117">&gt; insert()</text:span><text:span text:style-name="T417"> - </text:span><text:span text:style-name="T418">insert</text:span><text:span text:style-name="T417"> element to set. </text:span><text:span text:style-name="T425">Return std::pair, first – element inserted, <text:tab/>second true/false whether it was inserted</text:span></text:p>
      <text:p text:style-name="P196"><text:span text:style-name="T267"><text:tab/>auto result = pattern.insert(c2); </text:span></text:p>
      <text:p text:style-name="P196"><text:span text:style-name="T267"><text:tab/>if (result.second == false) return false;</text:span></text:p>
      <text:p text:style-name="P195"><text:span text:style-name="T267"><text:tab/></text:span></text:p>
      <text:p text:style-name="P193"><text:span text:style-name="T69">-</text:span><text:span text:style-name="T70">&gt; count()</text:span><text:span text:style-name="T340"> - </text:span><text:span text:style-name="T334">returns the number of elements matching specific key</text:span></text:p>
      <text:p text:style-name="P157"/>
      <text:p text:style-name="P166"><text:span text:style-name="T489">j</text:span>) numeric</text:p>
      <text:p text:style-name="P158"/>
      <text:p text:style-name="P178"><text:span text:style-name="T487">-&gt; #include &lt;</text:span><text:span text:style-name="T488">numeric&gt;</text:span></text:p>
      <text:p text:style-name="P104"><text:span text:style-name="T116">-</text:span><text:span text:style-name="T119">&gt; accumulate(</text:span><text:span text:style-name="T8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1"><text:tab/>int product = std::accumulate(v.begin(), v.end(), 1, <text:tab/><text:tab/><text:tab/><text:tab/><text:tab/><text:tab/>std::multiplies&lt;int&gt;());</text:p>
      <text:p text:style-name="P81"/>
      <text:p text:style-name="P36">k) cassert</text:p>
      <text:p text:style-name="P62"/>
      <text:p text:style-name="P62">-<text:span text:style-name="T225">&gt; #include &lt;cassert&gt;</text:span></text:p>
      <text:p text:style-name="P38"><text:span text:style-name="T216">-&gt; </text:span><text:span text:style-name="T215">assert((switchNotation(assert_inp_2, "tally") == assert_res_2));</text:span><text:span text:style-name="T329"> // </text:span><text:span text:style-name="T341">important <text:tab/>double </text:span><text:span text:style-name="T342">parenthesis</text:span></text:p>
      <text:p text:style-name="P36"/>
      <text:p text:style-name="P37">l) return several arguments from function</text:p>
      <text:p text:style-name="P25"><text:span text:style-name="T8">-&gt; #include &lt;utility&gt; </text:span>- necessary for std::pair</text:p>
      <text:p text:style-name="P25"><text:span text:style-name="T8">-&gt; std::pair&lt;int, std::string&gt; </text:span>- defining an object of class pair</text:p>
      <text:p text:style-name="P25"><text:span text:style-name="T8">-&gt; std::make_pair</text:span> – to instantiate object of class pair</text:p>
      <text:p text:style-name="P25"><text:tab/><text:span text:style-name="T154">return std::make_pair(10, “c++”);</text:span></text:p>
      <text:p text:style-name="P134"><text:span text:style-name="T122">-</text:span><text:span text:style-name="T124">&gt; object.first / object.second –</text:span><text:span text:style-name="T424"> accessing elements of the pair</text:span></text:p>
      <text:p text:style-name="P92"><text:span text:style-name="T266"><text:tab/>std::cout &lt;&lt; </text:span><text:span text:style-name="T268">p</text:span><text:span text:style-name="T266">.first &lt;&lt; std::endl;</text:span></text:p>
      <text:p text:style-name="P134"><text:span text:style-name="T122">-&gt; #include &lt;</text:span><text:span text:style-name="T115">tuple</text:span><text:span text:style-name="T122">&gt; </text:span><text:span text:style-name="T423">- necessary for std::</text:span><text:span text:style-name="T413">tuple</text:span></text:p>
      <text:p text:style-name="P134"><text:span text:style-name="T122">-&gt; std::</text:span><text:span text:style-name="T115">tuple</text:span><text:span text:style-name="T122">&lt;int, </text:span><text:span text:style-name="T123">float,</text:span><text:span text:style-name="T122"> std::string&gt; </text:span><text:span text:style-name="T423">- defining an object of class </text:span><text:span text:style-name="T413">tuple</text:span></text:p>
      <text:p text:style-name="P134"><text:span text:style-name="T122">-&gt; std::make_</text:span><text:span text:style-name="T115">tuple</text:span><text:span text:style-name="T423"> – to instantiate object of class </text:span><text:span text:style-name="T413">tuple</text:span></text:p>
      <text:p text:style-name="P26"><text:tab/><text:span text:style-name="T154">return std::make_pair(10, </text:span><text:span text:style-name="T220">2.5, </text:span><text:span text:style-name="T154">“c++”);</text:span></text:p>
      <text:p text:style-name="P27"><text:span text:style-name="T8">-&gt; std::get</text:span> – to access elements of the tuple</text:p>
      <text:p text:style-name="P161"><text:tab/><text:span text:style-name="T154">std::cout &lt;&lt; std::get&lt;1&gt;(tuple_results) &lt;&lt; std::endl;</text:span></text:p>
      <text:p text:style-name="P29"><text:span text:style-name="T8">-&gt; std::tie </text:span>– to tie variables to tuple, can be used for tuple unpacking</text:p>
      <text:p text:style-name="P29"><text:tab/><text:span text:style-name="T154">int a; float b; std::string str; std::tie(a, b, str) = tuple_test();</text:span> </text:p>
      <text:p text:style-name="P29"/>
      <text:p text:style-name="P28"/>
      <text:p text:style-name="P114">Page <text:span text:style-name="T499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5T11:04:19.123048252</dc:date>
    <meta:editing-duration>P1DT10H54M17S</meta:editing-duration>
    <meta:editing-cycles>178</meta:editing-cycles>
    <meta:generator>LibreOffice/6.4.3.2$Linux_X86_64 LibreOffice_project/40$Build-2</meta:generator>
    <meta:document-statistic meta:table-count="0" meta:image-count="0" meta:object-count="0" meta:page-count="8" meta:paragraph-count="381" meta:word-count="3007" meta:character-count="19777" meta:non-whitespace-character-count="16653"/>
  </office:meta>
</office:document-meta>
</file>